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88" style:family="table-column">
      <style:table-column-properties fo:break-before="auto" style:column-width="1.72cm"/>
    </style:style>
    <style:style style:name="co89" style:family="table-column">
      <style:table-column-properties fo:break-before="auto" style:column-width="1.692cm"/>
    </style:style>
    <style:style style:name="co53" style:family="table-column">
      <style:table-column-properties fo:break-before="auto" style:column-width="1.997cm"/>
    </style:style>
    <style:style style:name="co54" style:family="table-column">
      <style:table-column-properties fo:break-before="auto" style:column-width="2.94cm"/>
    </style:style>
    <style:style style:name="co55" style:family="table-column">
      <style:table-column-properties fo:break-before="auto" style:column-width="1.332cm"/>
    </style:style>
    <style:style style:name="co57" style:family="table-column">
      <style:table-column-properties fo:break-before="auto" style:column-width="1.109cm"/>
    </style:style>
    <style:style style:name="co58" style:family="table-column">
      <style:table-column-properties fo:break-before="auto" style:column-width="2.053cm"/>
    </style:style>
    <style:style style:name="co59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0.998cm"/>
    </style:style>
    <style:style style:name="co61" style:family="table-column">
      <style:table-column-properties fo:break-before="auto" style:column-width="0.748cm"/>
    </style:style>
    <style:style style:name="co62" style:family="table-column">
      <style:table-column-properties fo:break-before="auto" style:column-width="2.275cm"/>
    </style:style>
    <style:style style:name="co63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64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30" style:family="table-column">
      <style:table-column-properties fo:break-before="auto" style:column-width="1.415cm"/>
    </style:style>
    <style:style style:name="co84" style:family="table-column">
      <style:table-column-properties fo:break-before="auto" style:column-width="2.581cm"/>
    </style:style>
    <style:style style:name="co95" style:family="table-column">
      <style:table-column-properties fo:break-before="auto" style:column-width="2.692cm"/>
    </style:style>
    <style:style style:name="co47" style:family="table-column">
      <style:table-column-properties fo:break-before="auto" style:column-width="3.08cm"/>
    </style:style>
    <style:style style:name="co50" style:family="table-column">
      <style:table-column-properties fo:break-before="auto" style:column-width="1.58cm"/>
    </style:style>
    <style:style style:name="co51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49" style:family="table-column">
      <style:table-column-properties fo:break-before="auto" style:column-width="1.164cm"/>
    </style:style>
    <style:style style:name="co67" style:family="table-column">
      <style:table-column-properties fo:break-before="auto" style:column-width="1.053cm"/>
    </style:style>
    <style:style style:name="co86" style:family="table-column">
      <style:table-column-properties fo:break-before="auto" style:column-width="1.138cm"/>
    </style:style>
    <style:style style:name="co87" style:family="table-column">
      <style:table-column-properties fo:break-before="auto" style:column-width="3.856cm"/>
    </style:style>
    <style:style style:name="co90" style:family="table-column">
      <style:table-column-properties fo:break-before="auto" style:column-width="4.272cm"/>
    </style:style>
    <style:style style:name="co91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554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914cm"/>
    </style:style>
    <style:style style:name="co48" style:family="table-column">
      <style:table-column-properties fo:break-before="auto" style:column-width="3.69cm"/>
    </style:style>
    <style:style style:name="co56" style:family="table-column">
      <style:table-column-properties fo:break-before="auto" style:column-width="0.915cm"/>
    </style:style>
    <style:style style:name="co60" style:family="table-column">
      <style:table-column-properties fo:break-before="auto" style:column-width="1.774cm"/>
    </style:style>
    <style:style style:name="co65" style:family="table-column">
      <style:table-column-properties fo:break-before="auto" style:column-width="6.188cm"/>
    </style:style>
    <style:style style:name="co66" style:family="table-column">
      <style:table-column-properties fo:break-before="auto" style:column-width="4.189cm"/>
    </style:style>
    <style:style style:name="co68" style:family="table-column">
      <style:table-column-properties fo:break-before="auto" style:column-width="2.413cm"/>
    </style:style>
    <style:style style:name="co69" style:family="table-column">
      <style:table-column-properties fo:break-before="auto" style:column-width="3.801cm"/>
    </style:style>
    <style:style style:name="co70" style:family="table-column">
      <style:table-column-properties fo:break-before="auto" style:column-width="0.61cm"/>
    </style:style>
    <style:style style:name="co71" style:family="table-column">
      <style:table-column-properties fo:break-before="auto" style:column-width="2.441cm"/>
    </style:style>
    <style:style style:name="co72" style:family="table-column">
      <style:table-column-properties fo:break-before="auto" style:column-width="1.386cm"/>
    </style:style>
    <style:style style:name="co73" style:family="table-column">
      <style:table-column-properties fo:break-before="auto" style:column-width="2.969cm"/>
    </style:style>
    <style:style style:name="co74" style:family="table-column">
      <style:table-column-properties fo:break-before="auto" style:column-width="3.718cm"/>
    </style:style>
    <style:style style:name="co75" style:family="table-column">
      <style:table-column-properties fo:break-before="auto" style:column-width="3.163cm"/>
    </style:style>
    <style:style style:name="co76" style:family="table-column">
      <style:table-column-properties fo:break-before="auto" style:column-width="1.663cm"/>
    </style:style>
    <style:style style:name="co77" style:family="table-column">
      <style:table-column-properties fo:break-before="auto" style:column-width="4.161cm"/>
    </style:style>
    <style:style style:name="co78" style:family="table-column">
      <style:table-column-properties fo:break-before="auto" style:column-width="2.775cm"/>
    </style:style>
    <style:style style:name="co79" style:family="table-column">
      <style:table-column-properties fo:break-before="auto" style:column-width="2.997cm"/>
    </style:style>
    <style:style style:name="co80" style:family="table-column">
      <style:table-column-properties fo:break-before="auto" style:column-width="1.803cm"/>
    </style:style>
    <style:style style:name="co81" style:family="table-column">
      <style:table-column-properties fo:break-before="auto" style:column-width="2.302cm"/>
    </style:style>
    <style:style style:name="co82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9999"/>
    </style:style>
    <style:style style:name="ce102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ackground-color="#ff9999"/>
      <style:text-properties fo:color="#cccccc"/>
    </style:style>
    <style:style style:name="ce117" style:family="table-cell" style:parent-style-name="Default">
      <style:table-cell-properties fo:background-color="transparent"/>
      <style:text-properties fo:color="#cccccc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cccc"/>
    </style:style>
    <style:style style:name="ce120" style:family="table-cell" style:parent-style-name="Default">
      <style:table-cell-properties fo:background-color="#ffff99"/>
    </style:style>
    <style:style style:name="ce121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9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98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46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47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51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54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58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60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65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66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67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68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0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71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72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73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74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78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80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83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85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87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88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103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106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10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ffcc"/>
    </style:style>
    <style:style style:name="ce111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666666"/>
    </style:style>
    <style:style style:name="ce113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ccff"/>
    </style:style>
    <style:style style:name="ce115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#ref!#ref!#ref!#ref!#ref!#ref!#ref![.#REF!$2]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ce4"/>
        <table:table-column table:style-name="co46" table:default-cell-style-name="ce4"/>
        <table:table-column table:style-name="co49" table:default-cell-style-name="ce4"/>
        <table:table-column table:style-name="co30" table:default-cell-style-name="ce4"/>
        <table:table-column table:style-name="co48" table:default-cell-style-name="ce43"/>
        <table:table-column table:style-name="co56" table:number-columns-repeated="4" table:default-cell-style-name="ce48"/>
        <table:table-column table:style-name="co60" table:number-columns-repeated="2" table:default-cell-style-name="ce55"/>
        <table:table-column table:style-name="co46" table:default-cell-style-name="ce55"/>
        <table:table-column table:style-name="co37" table:default-cell-style-name="ce61"/>
        <table:table-column table:style-name="co35" table:default-cell-style-name="ce61"/>
        <table:table-column table:style-name="co67" table:default-cell-style-name="ce70"/>
        <table:table-column table:style-name="co65" table:default-cell-style-name="ce76"/>
        <table:table-column table:style-name="co66" table:default-cell-style-name="ce4"/>
        <table:table-column table:style-name="co68" table:default-cell-style-name="ce4"/>
        <table:table-column table:style-name="co13" table:default-cell-style-name="ce4"/>
        <table:table-column table:style-name="co14" table:default-cell-style-name="ce4"/>
        <table:table-column table:style-name="co69" table:default-cell-style-name="ce4"/>
        <table:table-column table:style-name="co70" table:number-columns-repeated="5" table:default-cell-style-name="ce104"/>
        <table:table-column table:style-name="co56" table:number-columns-repeated="4" table:default-cell-style-name="ce48"/>
        <table:table-column table:style-name="co70" table:default-cell-style-name="Default"/>
        <table:table-column table:style-name="co13" table:number-columns-repeated="992" table:default-cell-style-name="ce4"/>
        <table:table-row table:style-name="ro4">
          <table:table-cell table:style-name="ce38" office:value-type="string">
            <text:p>ID</text:p>
          </table:table-cell>
          <table:table-cell table:style-name="ce38" office:value-type="string">
            <text:p>Deactivate</text:p>
          </table:table-cell>
          <table:table-cell table:style-name="ce38" office:value-type="string">
            <text:p>Character_ID</text:p>
          </table:table-cell>
          <table:table-cell table:style-name="ce38" office:value-type="string">
            <text:p>Action_ID</text:p>
          </table:table-cell>
          <table:table-cell table:style-name="ce38" office:value-type="string">
            <text:p>Call_Script</text:p>
          </table:table-cell>
          <table:table-cell table:style-name="ce42" office:value-type="string">
            <text:p>If_Expression</text:p>
          </table:table-cell>
          <table:table-cell table:style-name="ce47" office:value-type="string">
            <text:p>Target_Character</text:p>
          </table:table-cell>
          <table:table-cell table:style-name="ce47" office:value-type="string">
            <text:p>Target_Scene</text:p>
          </table:table-cell>
          <table:table-cell table:style-name="ce47" office:value-type="string">
            <text:p>Target_ObjGroup</text:p>
          </table:table-cell>
          <table:table-cell table:style-name="ce47" office:value-type="string">
            <text:p>Target_Object</text:p>
          </table:table-cell>
          <table:table-cell table:style-name="ce54" office:value-type="string">
            <text:p>Walk_Scene</text:p>
          </table:table-cell>
          <table:table-cell table:style-name="ce54" office:value-type="string">
            <text:p>Walk_Colour</text:p>
          </table:table-cell>
          <table:table-cell table:style-name="ce54" office:value-type="string">
            <text:p>Hover_Text</text:p>
          </table:table-cell>
          <table:table-cell table:style-name="ce60" office:value-type="string">
            <text:p>Dialogue_Speaker</text:p>
          </table:table-cell>
          <table:table-cell table:style-name="ce60" office:value-type="string">
            <text:p>Dialogue_Emotion</text:p>
          </table:table-cell>
          <table:table-cell table:style-name="ce68" office:value-type="string">
            <text:p>Dialogue_Duration</text:p>
          </table:table-cell>
          <table:table-cell table:style-name="ce75" office:value-type="string">
            <text:p>Dialogue_Line</text:p>
          </table:table-cell>
          <table:table-cell table:style-name="ce80" office:value-type="string">
            <text:p>Set_Column</text:p>
          </table:table-cell>
          <table:table-cell table:style-name="ce80" office:value-type="string">
            <text:p>Set_Tab</text:p>
          </table:table-cell>
          <table:table-cell table:style-name="ce80" office:value-type="string">
            <text:p>Set_Value</text:p>
          </table:table-cell>
          <table:table-cell table:style-name="ce85" office:value-type="string">
            <text:p>Filter_Column</text:p>
          </table:table-cell>
          <table:table-cell table:style-name="ce85" office:value-type="string">
            <text:p>Filter_Value</text:p>
          </table:table-cell>
          <table:table-cell table:style-name="ce103" office:value-type="string">
            <text:p>Remove_Target</text:p>
          </table:table-cell>
          <table:table-cell table:style-name="ce103" office:value-type="string">
            <text:p>Remove_Target2</text:p>
          </table:table-cell>
          <table:table-cell table:style-name="ce103" office:value-type="string">
            <text:p>Add_To_Inventory</text:p>
          </table:table-cell>
          <table:table-cell table:style-name="ce103" office:value-type="string">
            <text:p>Refresh</text:p>
          </table:table-cell>
          <table:table-cell table:style-name="ce103" office:value-type="string">
            <text:p>Wait_Seconds</text:p>
          </table:table-cell>
          <table:table-cell table:style-name="ce47" office:value-type="string">
            <text:p>Target2_Character</text:p>
          </table:table-cell>
          <table:table-cell table:style-name="ce47" office:value-type="string">
            <text:p>Target2_Scene</text:p>
          </table:table-cell>
          <table:table-cell table:style-name="ce47" office:value-type="string">
            <text:p>Target2_ObjGroup</text:p>
          </table:table-cell>
          <table:table-cell table:style-name="ce47" office:value-type="string">
            <text:p>Target2_Object</text:p>
          </table:table-cell>
          <table:table-cell/>
          <table:table-cell table:style-name="ce50" table:number-columns-repeated="992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69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2" table:style-name="ce45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/>
          <table:table-cell table:style-name="ce7" table:number-columns-repeated="992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&amp;IF(LEN([.AB3]&amp;[.AC3]&amp;[.AD3]&amp;[.AE3])&gt;0;&quot;-&quot;&amp;[.AB3]&amp;[.AC3]&amp;[.AD3]&amp;[.AE3];&quot;&quot;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style-name="ce39" office:value-type="string">
            <text:p>intro</text:p>
          </table:table-cell>
          <table:table-cell table:style-name="ce39"/>
          <table:table-cell table:style-name="ce39" table:content-validation-name="val1"/>
          <table:table-cell table:style-name="ce39" table:content-validation-name="val2"/>
          <table:table-cell table:style-name="ce39"/>
          <table:table-cell table:style-name="ce44"/>
          <table:table-cell table:style-name="ce49" table:content-validation-name="val3"/>
          <table:table-cell table:content-validation-name="val4"/>
          <table:table-cell table:content-validation-name="val6"/>
          <table:table-cell table:style-name="ce49"/>
          <table:table-cell table:content-validation-name="val8"/>
          <table:table-cell table:style-name="ce58" table:number-columns-repeated="2"/>
          <table:table-cell table:style-name="ce65" table:content-validation-name="val9" office:value-type="string">
            <text:p>fire</text:p>
          </table:table-cell>
          <table:table-cell table:style-name="ce65" table:content-validation-name="val10"/>
          <table:table-cell table:style-name="ce71" office:value-type="percentage" office:value="0.75">
            <text:p>75%</text:p>
          </table:table-cell>
          <table:table-cell table:style-name="ce77" office:value-type="string">
            <text:p>Ten years ago,</text:p>
          </table:table-cell>
          <table:table-cell table:style-name="ce82" table:number-columns-repeated="3"/>
          <table:table-cell table:style-name="ce87" table:number-columns-repeated="2"/>
          <table:table-cell table:style-name="ce105" table:number-columns-repeated="5"/>
          <table:table-cell table:style-name="ce49" table:content-validation-name="val3"/>
          <table:table-cell table:content-validation-name="val4"/>
          <table:table-cell table:content-validation-name="val6"/>
          <table:table-cell table:style-name="ce49"/>
          <table:table-cell/>
          <table:table-cell table:style-name="ce39"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6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on a night just like this one,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6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ere were three youths who went camping together..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6" table:content-validation-name="val9" office:value-type="string">
            <text:p>fire</text:p>
          </table:table-cell>
          <table:table-cell table:content-validation-name="val10"/>
          <table:table-cell table:style-name="ce72" office:value-type="percentage" office:value="0.9">
            <text:p>90%</text:p>
          </table:table-cell>
          <table:table-cell office:value-type="string">
            <text:p>Little did they know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6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at they were embarking on a journey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6" table:content-validation-name="val9" office:value-type="string">
            <text:p>fire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 would change their world!</text:p>
          </table:table-cell>
          <table:table-cell table:style-name="ce81" office:value-type="string">
            <text:p>Audio_Volume_Db</text:p>
          </table:table-cell>
          <table:table-cell table:style-name="ce81" office:value-type="string">
            <text:p>Scenes</text:p>
          </table:table-cell>
          <table:table-cell table:style-name="ce81" office:value-type="float" office:value="-24">
            <text:p>-24</text:p>
          </table:table-cell>
          <table:table-cell table:style-name="ce86"/>
          <table:table-cell table:style-name="ce86" office:value-type="string">
            <text:p>campfir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3" office:value-type="string">
            <text:p>Visible</text:p>
          </table:table-cell>
          <table:table-cell table:style-name="ce81" office:value-type="string">
            <text:p>Characters</text:p>
          </table:table-cell>
          <table:table-cell table:style-name="ce81" office:value-type="float" office:value="1">
            <text:p>1</text:p>
          </table:table-cell>
          <table:table-cell table:style-name="ce86"/>
          <table:table-cell table:style-name="ce86" office:value-type="string">
            <text:p>lindsay~&amp;~johnny~&amp;~sarah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&lt;laughs&gt;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3" office:value-type="string">
            <text:p>Animation_Current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idle</text:p>
          </table:table-cell>
          <table:table-cell table:style-name="ce86"/>
          <table:table-cell table:style-name="ce86" office:value-type="string">
            <text:p>lindsay~&amp;~johnny~&amp;~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reen_X~,~Screen_Y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70~,~91</text:p>
          </table:table-cell>
          <table:table-cell table:style-name="ce86"/>
          <table:table-cell table:style-name="ce86" office:value-type="string">
            <text:p>lindsay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reen_X~,~Screen_Y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80~,~85</text:p>
          </table:table-cell>
          <table:table-cell table:style-name="ce86"/>
          <table:table-cell table:style-name="ce86" office:value-type="string">
            <text:p>johnny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reen_X~,~Screen_Y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90~,~95</text:p>
          </table:table-cell>
          <table:table-cell table:style-name="ce86"/>
          <table:table-cell table:style-name="ce86" office:value-type="string">
            <text:p>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3</text:p>
          </table:table-cell>
          <table:table-cell table:style-name="ce86"/>
          <table:table-cell table:style-name="ce86" office:value-type="string">
            <text:p>lindsay~&amp;~johnny~&amp;~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Current</text:p>
          </table:table-cell>
          <table:table-cell table:style-name="ce81" office:value-type="string">
            <text:p>Characters</text:p>
          </table:table-cell>
          <table:table-cell table:style-name="ce81" office:value-type="float" office:value="1">
            <text:p>1</text:p>
          </table:table-cell>
          <table:table-cell table:style-name="ce86"/>
          <table:table-cell table:style-name="ce86" office:value-type="string">
            <text:p>lindsay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0" office:value-type="string">
            <text:p>intro</text:p>
          </table:table-cell>
          <table:table-cell table:style-name="ce40"/>
          <table:table-cell table:style-name="ce40" table:content-validation-name="val1"/>
          <table:table-cell table:style-name="ce40" table:content-validation-name="val2"/>
          <table:table-cell table:style-name="ce40"/>
          <table:table-cell table:style-name="ce46"/>
          <table:table-cell table:style-name="ce51" table:content-validation-name="val3"/>
          <table:table-cell table:style-name="ce51" table:content-validation-name="val4"/>
          <table:table-cell table:style-name="ce51" table:content-validation-name="val6"/>
          <table:table-cell table:style-name="ce51"/>
          <table:table-cell table:style-name="ce56" table:content-validation-name="val8"/>
          <table:table-cell table:style-name="ce56" table:number-columns-repeated="2"/>
          <table:table-cell table:style-name="ce67" table:content-validation-name="val9"/>
          <table:table-cell table:style-name="ce67" table:content-validation-name="val10"/>
          <table:table-cell table:style-name="ce73"/>
          <table:table-cell table:style-name="ce78"/>
          <table:table-cell table:style-name="ce84" office:value-type="string">
            <text:p>Deactivate</text:p>
          </table:table-cell>
          <table:table-cell table:style-name="ce84" office:value-type="string">
            <text:p>Script</text:p>
          </table:table-cell>
          <table:table-cell table:style-name="ce84" office:value-type="float" office:value="1">
            <text:p>1</text:p>
          </table:table-cell>
          <table:table-cell table:style-name="ce88"/>
          <table:table-cell table:style-name="ce88" office:value-type="string">
            <text:p>fire-campfire-#ff00ff</text:p>
          </table:table-cell>
          <table:table-cell table:style-name="ce106" table:number-columns-repeated="5"/>
          <table:table-cell table:style-name="ce51" table:content-validation-name="val3"/>
          <table:table-cell table:style-name="ce51" table:content-validation-name="val4"/>
          <table:table-cell table:style-name="ce51" table:content-validation-name="val6"/>
          <table:table-cell table:style-name="ce51"/>
          <table:table-cell/>
          <table:table-cell table:style-name="ce40" table:number-columns-repeated="992"/>
        </table:table-row>
        <table:table-row table:style-name="ro2">
          <table:table-cell table:formula="of:=IF(LEN([.G34]&amp;[.H34]&amp;[.I34]&amp;[.J34])&gt;0;[.C34]&amp;&quot;-&quot;&amp;[.D34]&amp;&quot;-&quot;&amp;[.G34]&amp;[.H34]&amp;[.I34]&amp;[.J34];[.C34]&amp;&quot;-&quot;&amp;[.K34]&amp;&quot;-&quot;&amp;[.L34])&amp;IF(LEN([.AB34]&amp;[.AC34]&amp;[.AD34]&amp;[.AE34])&gt;0;&quot;-&quot;&amp;[.AB34]&amp;[.AC34]&amp;[.AD34]&amp;[.AE34];&quot;&quot;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35]&amp;[.H35]&amp;[.I35]&amp;[.J35])&gt;0;[.C35]&amp;&quot;-&quot;&amp;[.D35]&amp;&quot;-&quot;&amp;[.G35]&amp;[.H35]&amp;[.I35]&amp;[.J35];[.C35]&amp;&quot;-&quot;&amp;[.K35]&amp;&quot;-&quot;&amp;[.L35])&amp;IF(LEN([.AB35]&amp;[.AC35]&amp;[.AD35]&amp;[.AE35])&gt;0;&quot;-&quot;&amp;[.AB35]&amp;[.AC35]&amp;[.AD35]&amp;[.AE35];&quot;&quot;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3"/>
        </table:table-row>
        <table:table-row table:style-name="ro2">
          <table:table-cell table:formula="of:=IF(LEN([.G36]&amp;[.H36]&amp;[.I36]&amp;[.J36])&gt;0;[.C36]&amp;&quot;-&quot;&amp;[.D36]&amp;&quot;-&quot;&amp;[.G36]&amp;[.H36]&amp;[.I36]&amp;[.J36];[.C36]&amp;&quot;-&quot;&amp;[.K36]&amp;&quot;-&quot;&amp;[.L36])&amp;IF(LEN([.AB36]&amp;[.AC36]&amp;[.AD36]&amp;[.AE36])&gt;0;&quot;-&quot;&amp;[.AB36]&amp;[.AC36]&amp;[.AD36]&amp;[.AE36];&quot;&quot;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3"/>
        </table:table-row>
        <table:table-row table:style-name="ro2">
          <table:table-cell table:formula="of:=IF(LEN([.G37]&amp;[.H37]&amp;[.I37]&amp;[.J37])&gt;0;[.C37]&amp;&quot;-&quot;&amp;[.D37]&amp;&quot;-&quot;&amp;[.G37]&amp;[.H37]&amp;[.I37]&amp;[.J37];[.C37]&amp;&quot;-&quot;&amp;[.K37]&amp;&quot;-&quot;&amp;[.L37])&amp;IF(LEN([.AB37]&amp;[.AC37]&amp;[.AD37]&amp;[.AE37])&gt;0;&quot;-&quot;&amp;[.AB37]&amp;[.AC37]&amp;[.AD37]&amp;[.AE37];&quot;&quot;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38]&amp;[.H38]&amp;[.I38]&amp;[.J38])&gt;0;[.C38]&amp;&quot;-&quot;&amp;[.D38]&amp;&quot;-&quot;&amp;[.G38]&amp;[.H38]&amp;[.I38]&amp;[.J38];[.C38]&amp;&quot;-&quot;&amp;[.K38]&amp;&quot;-&quot;&amp;[.L38])&amp;IF(LEN([.AB38]&amp;[.AC38]&amp;[.AD38]&amp;[.AE38])&gt;0;&quot;-&quot;&amp;[.AB38]&amp;[.AC38]&amp;[.AD38]&amp;[.AE38];&quot;&quot;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&amp;IF(LEN([.AB39]&amp;[.AC39]&amp;[.AD39]&amp;[.AE39])&gt;0;&quot;-&quot;&amp;[.AB39]&amp;[.AC39]&amp;[.AD39]&amp;[.AE39];&quot;&quot;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0]&amp;[.H40]&amp;[.I40]&amp;[.J40])&gt;0;[.C40]&amp;&quot;-&quot;&amp;[.D40]&amp;&quot;-&quot;&amp;[.G40]&amp;[.H40]&amp;[.I40]&amp;[.J40];[.C40]&amp;&quot;-&quot;&amp;[.K40]&amp;&quot;-&quot;&amp;[.L40])&amp;IF(LEN([.AB40]&amp;[.AC40]&amp;[.AD40]&amp;[.AE40])&gt;0;&quot;-&quot;&amp;[.AB40]&amp;[.AC40]&amp;[.AD40]&amp;[.AE40];&quot;&quot;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1]&amp;[.H41]&amp;[.I41]&amp;[.J41])&gt;0;[.C41]&amp;&quot;-&quot;&amp;[.D41]&amp;&quot;-&quot;&amp;[.G41]&amp;[.H41]&amp;[.I41]&amp;[.J41];[.C41]&amp;&quot;-&quot;&amp;[.K41]&amp;&quot;-&quot;&amp;[.L41])&amp;IF(LEN([.AB41]&amp;[.AC41]&amp;[.AD41]&amp;[.AE41])&gt;0;&quot;-&quot;&amp;[.AB41]&amp;[.AC41]&amp;[.AD41]&amp;[.AE41];&quot;&quot;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2]&amp;[.H42]&amp;[.I42]&amp;[.J42])&gt;0;[.C42]&amp;&quot;-&quot;&amp;[.D42]&amp;&quot;-&quot;&amp;[.G42]&amp;[.H42]&amp;[.I42]&amp;[.J42];[.C42]&amp;&quot;-&quot;&amp;[.K42]&amp;&quot;-&quot;&amp;[.L42])&amp;IF(LEN([.AB42]&amp;[.AC42]&amp;[.AD42]&amp;[.AE42])&gt;0;&quot;-&quot;&amp;[.AB42]&amp;[.AC42]&amp;[.AD42]&amp;[.AE42];&quot;&quot;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3]&amp;[.H43]&amp;[.I43]&amp;[.J43])&gt;0;[.C43]&amp;&quot;-&quot;&amp;[.D43]&amp;&quot;-&quot;&amp;[.G43]&amp;[.H43]&amp;[.I43]&amp;[.J43];[.C43]&amp;&quot;-&quot;&amp;[.K43]&amp;&quot;-&quot;&amp;[.L43])&amp;IF(LEN([.AB43]&amp;[.AC43]&amp;[.AD43]&amp;[.AE43])&gt;0;&quot;-&quot;&amp;[.AB43]&amp;[.AC43]&amp;[.AD43]&amp;[.AE43];&quot;&quot;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4]&amp;[.H44]&amp;[.I44]&amp;[.J44])&gt;0;[.C44]&amp;&quot;-&quot;&amp;[.D44]&amp;&quot;-&quot;&amp;[.G44]&amp;[.H44]&amp;[.I44]&amp;[.J44];[.C44]&amp;&quot;-&quot;&amp;[.K44]&amp;&quot;-&quot;&amp;[.L44])&amp;IF(LEN([.AB44]&amp;[.AC44]&amp;[.AD44]&amp;[.AE44])&gt;0;&quot;-&quot;&amp;[.AB44]&amp;[.AC44]&amp;[.AD44]&amp;[.AE44];&quot;&quot;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5]&amp;[.H45]&amp;[.I45]&amp;[.J45])&gt;0;[.C45]&amp;&quot;-&quot;&amp;[.D45]&amp;&quot;-&quot;&amp;[.G45]&amp;[.H45]&amp;[.I45]&amp;[.J45];[.C45]&amp;&quot;-&quot;&amp;[.K45]&amp;&quot;-&quot;&amp;[.L45])&amp;IF(LEN([.AB45]&amp;[.AC45]&amp;[.AD45]&amp;[.AE45])&gt;0;&quot;-&quot;&amp;[.AB45]&amp;[.AC45]&amp;[.AD45]&amp;[.AE45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6]&amp;[.H46]&amp;[.I46]&amp;[.J46])&gt;0;[.C46]&amp;&quot;-&quot;&amp;[.D46]&amp;&quot;-&quot;&amp;[.G46]&amp;[.H46]&amp;[.I46]&amp;[.J46];[.C46]&amp;&quot;-&quot;&amp;[.K46]&amp;&quot;-&quot;&amp;[.L46])&amp;IF(LEN([.AB46]&amp;[.AC46]&amp;[.AD46]&amp;[.AE46])&gt;0;&quot;-&quot;&amp;[.AB46]&amp;[.AC46]&amp;[.AD46]&amp;[.AE46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7]&amp;[.H47]&amp;[.I47]&amp;[.J47])&gt;0;[.C47]&amp;&quot;-&quot;&amp;[.D47]&amp;&quot;-&quot;&amp;[.G47]&amp;[.H47]&amp;[.I47]&amp;[.J47];[.C47]&amp;&quot;-&quot;&amp;[.K47]&amp;&quot;-&quot;&amp;[.L47])&amp;IF(LEN([.AB47]&amp;[.AC47]&amp;[.AD47]&amp;[.AE47])&gt;0;&quot;-&quot;&amp;[.AB47]&amp;[.AC47]&amp;[.AD47]&amp;[.AE47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&amp;IF(LEN([.AB48]&amp;[.AC48]&amp;[.AD48]&amp;[.AE48])&gt;0;&quot;-&quot;&amp;[.AB48]&amp;[.AC48]&amp;[.AD48]&amp;[.AE48];&quot;&quot;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9]&amp;[.H49]&amp;[.I49]&amp;[.J49])&gt;0;[.C49]&amp;&quot;-&quot;&amp;[.D49]&amp;&quot;-&quot;&amp;[.G49]&amp;[.H49]&amp;[.I49]&amp;[.J49];[.C49]&amp;&quot;-&quot;&amp;[.K49]&amp;&quot;-&quot;&amp;[.L49])&amp;IF(LEN([.AB49]&amp;[.AC49]&amp;[.AD49]&amp;[.AE49])&gt;0;&quot;-&quot;&amp;[.AB49]&amp;[.AC49]&amp;[.AD49]&amp;[.AE49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0]&amp;[.H50]&amp;[.I50]&amp;[.J50])&gt;0;[.C50]&amp;&quot;-&quot;&amp;[.D50]&amp;&quot;-&quot;&amp;[.G50]&amp;[.H50]&amp;[.I50]&amp;[.J50];[.C50]&amp;&quot;-&quot;&amp;[.K50]&amp;&quot;-&quot;&amp;[.L50])&amp;IF(LEN([.AB50]&amp;[.AC50]&amp;[.AD50]&amp;[.AE50])&gt;0;&quot;-&quot;&amp;[.AB50]&amp;[.AC50]&amp;[.AD50]&amp;[.AE50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1]&amp;[.H51]&amp;[.I51]&amp;[.J51])&gt;0;[.C51]&amp;&quot;-&quot;&amp;[.D51]&amp;&quot;-&quot;&amp;[.G51]&amp;[.H51]&amp;[.I51]&amp;[.J51];[.C51]&amp;&quot;-&quot;&amp;[.K51]&amp;&quot;-&quot;&amp;[.L51])&amp;IF(LEN([.AB51]&amp;[.AC51]&amp;[.AD51]&amp;[.AE51])&gt;0;&quot;-&quot;&amp;[.AB51]&amp;[.AC51]&amp;[.AD51]&amp;[.AE51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2]&amp;[.H52]&amp;[.I52]&amp;[.J52])&gt;0;[.C52]&amp;&quot;-&quot;&amp;[.D52]&amp;&quot;-&quot;&amp;[.G52]&amp;[.H52]&amp;[.I52]&amp;[.J52];[.C52]&amp;&quot;-&quot;&amp;[.K52]&amp;&quot;-&quot;&amp;[.L52])&amp;IF(LEN([.AB52]&amp;[.AC52]&amp;[.AD52]&amp;[.AE52])&gt;0;&quot;-&quot;&amp;[.AB52]&amp;[.AC52]&amp;[.AD52]&amp;[.AE52];&quot;&quot;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3]&amp;[.H53]&amp;[.I53]&amp;[.J53])&gt;0;[.C53]&amp;&quot;-&quot;&amp;[.D53]&amp;&quot;-&quot;&amp;[.G53]&amp;[.H53]&amp;[.I53]&amp;[.J53];[.C53]&amp;&quot;-&quot;&amp;[.K53]&amp;&quot;-&quot;&amp;[.L53])&amp;IF(LEN([.AB53]&amp;[.AC53]&amp;[.AD53]&amp;[.AE53])&gt;0;&quot;-&quot;&amp;[.AB53]&amp;[.AC53]&amp;[.AD53]&amp;[.AE53];&quot;&quot;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&amp;IF(LEN([.AB54]&amp;[.AC54]&amp;[.AD54]&amp;[.AE54])&gt;0;&quot;-&quot;&amp;[.AB54]&amp;[.AC54]&amp;[.AD54]&amp;[.AE54];&quot;&quot;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5]&amp;[.H55]&amp;[.I55]&amp;[.J55])&gt;0;[.C55]&amp;&quot;-&quot;&amp;[.D55]&amp;&quot;-&quot;&amp;[.G55]&amp;[.H55]&amp;[.I55]&amp;[.J55];[.C55]&amp;&quot;-&quot;&amp;[.K55]&amp;&quot;-&quot;&amp;[.L55])&amp;IF(LEN([.AB55]&amp;[.AC55]&amp;[.AD55]&amp;[.AE55])&gt;0;&quot;-&quot;&amp;[.AB55]&amp;[.AC55]&amp;[.AD55]&amp;[.AE55];&quot;&quot;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6]&amp;[.H56]&amp;[.I56]&amp;[.J56])&gt;0;[.C56]&amp;&quot;-&quot;&amp;[.D56]&amp;&quot;-&quot;&amp;[.G56]&amp;[.H56]&amp;[.I56]&amp;[.J56];[.C56]&amp;&quot;-&quot;&amp;[.K56]&amp;&quot;-&quot;&amp;[.L56])&amp;IF(LEN([.AB56]&amp;[.AC56]&amp;[.AD56]&amp;[.AE56])&gt;0;&quot;-&quot;&amp;[.AB56]&amp;[.AC56]&amp;[.AD56]&amp;[.AE56];&quot;&quot;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&amp;IF(LEN([.AB57]&amp;[.AC57]&amp;[.AD57]&amp;[.AE57])&gt;0;&quot;-&quot;&amp;[.AB57]&amp;[.AC57]&amp;[.AD57]&amp;[.AE57];&quot;&quot;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8]&amp;[.H58]&amp;[.I58]&amp;[.J58])&gt;0;[.C58]&amp;&quot;-&quot;&amp;[.D58]&amp;&quot;-&quot;&amp;[.G58]&amp;[.H58]&amp;[.I58]&amp;[.J58];[.C58]&amp;&quot;-&quot;&amp;[.K58]&amp;&quot;-&quot;&amp;[.L58])&amp;IF(LEN([.AB58]&amp;[.AC58]&amp;[.AD58]&amp;[.AE58])&gt;0;&quot;-&quot;&amp;[.AB58]&amp;[.AC58]&amp;[.AD58]&amp;[.AE58];&quot;&quot;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9]&amp;[.H59]&amp;[.I59]&amp;[.J59])&gt;0;[.C59]&amp;&quot;-&quot;&amp;[.D59]&amp;&quot;-&quot;&amp;[.G59]&amp;[.H59]&amp;[.I59]&amp;[.J59];[.C59]&amp;&quot;-&quot;&amp;[.K59]&amp;&quot;-&quot;&amp;[.L59])&amp;IF(LEN([.AB59]&amp;[.AC59]&amp;[.AD59]&amp;[.AE59])&gt;0;&quot;-&quot;&amp;[.AB59]&amp;[.AC59]&amp;[.AD59]&amp;[.AE59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81" office:value-type="string">
            <text:p>Value</text:p>
          </table:table-cell>
          <table:table-cell table:style-name="ce81" office:value-type="string">
            <text:p>Variables</text:p>
          </table:table-cell>
          <table:table-cell table:style-name="ce81" office:value-type="string">
            <text:p>numSticks + 1</text:p>
          </table:table-cell>
          <table:table-cell table:style-name="ce86"/>
          <table:table-cell table:style-name="ce86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0]&amp;[.H60]&amp;[.I60]&amp;[.J60])&gt;0;[.C60]&amp;&quot;-&quot;&amp;[.D60]&amp;&quot;-&quot;&amp;[.G60]&amp;[.H60]&amp;[.I60]&amp;[.J60];[.C60]&amp;&quot;-&quot;&amp;[.K60]&amp;&quot;-&quot;&amp;[.L60])&amp;IF(LEN([.AB60]&amp;[.AC60]&amp;[.AD60]&amp;[.AE60])&gt;0;&quot;-&quot;&amp;[.AB60]&amp;[.AC60]&amp;[.AD60]&amp;[.AE60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Value</text:p>
          </table:table-cell>
          <table:table-cell table:style-name="ce81" office:value-type="string">
            <text:p>Variables</text:p>
          </table:table-cell>
          <table:table-cell table:style-name="ce81" office:value-type="string">
            <text:p>numSticks + 1</text:p>
          </table:table-cell>
          <table:table-cell table:style-name="ce86"/>
          <table:table-cell table:style-name="ce86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1]&amp;[.H61]&amp;[.I61]&amp;[.J61])&gt;0;[.C61]&amp;&quot;-&quot;&amp;[.D61]&amp;&quot;-&quot;&amp;[.G61]&amp;[.H61]&amp;[.I61]&amp;[.J61];[.C61]&amp;&quot;-&quot;&amp;[.K61]&amp;&quot;-&quot;&amp;[.L61])&amp;IF(LEN([.AB61]&amp;[.AC61]&amp;[.AD61]&amp;[.AE61])&gt;0;&quot;-&quot;&amp;[.AB61]&amp;[.AC61]&amp;[.AD61]&amp;[.AE61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2]&amp;[.H62]&amp;[.I62]&amp;[.J62])&gt;0;[.C62]&amp;&quot;-&quot;&amp;[.D62]&amp;&quot;-&quot;&amp;[.G62]&amp;[.H62]&amp;[.I62]&amp;[.J62];[.C62]&amp;&quot;-&quot;&amp;[.K62]&amp;&quot;-&quot;&amp;[.L62])&amp;IF(LEN([.AB62]&amp;[.AC62]&amp;[.AD62]&amp;[.AE62])&gt;0;&quot;-&quot;&amp;[.AB62]&amp;[.AC62]&amp;[.AD62]&amp;[.AE62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3]&amp;[.H63]&amp;[.I63]&amp;[.J63])&gt;0;[.C63]&amp;&quot;-&quot;&amp;[.D63]&amp;&quot;-&quot;&amp;[.G63]&amp;[.H63]&amp;[.I63]&amp;[.J63];[.C63]&amp;&quot;-&quot;&amp;[.K63]&amp;&quot;-&quot;&amp;[.L63])&amp;IF(LEN([.AB63]&amp;[.AC63]&amp;[.AD63]&amp;[.AE63])&gt;0;&quot;-&quot;&amp;[.AB63]&amp;[.AC63]&amp;[.AD63]&amp;[.AE63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4]&amp;[.H64]&amp;[.I64]&amp;[.J64])&gt;0;[.C64]&amp;&quot;-&quot;&amp;[.D64]&amp;&quot;-&quot;&amp;[.G64]&amp;[.H64]&amp;[.I64]&amp;[.J64];[.C64]&amp;&quot;-&quot;&amp;[.K64]&amp;&quot;-&quot;&amp;[.L64])&amp;IF(LEN([.AB64]&amp;[.AC64]&amp;[.AD64]&amp;[.AE64])&gt;0;&quot;-&quot;&amp;[.AB64]&amp;[.AC64]&amp;[.AD64]&amp;[.AE64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5]&amp;[.H65]&amp;[.I65]&amp;[.J65])&gt;0;[.C65]&amp;&quot;-&quot;&amp;[.D65]&amp;&quot;-&quot;&amp;[.G65]&amp;[.H65]&amp;[.I65]&amp;[.J65];[.C65]&amp;&quot;-&quot;&amp;[.K65]&amp;&quot;-&quot;&amp;[.L65])&amp;IF(LEN([.AB65]&amp;[.AC65]&amp;[.AD65]&amp;[.AE65])&gt;0;&quot;-&quot;&amp;[.AB65]&amp;[.AC65]&amp;[.AD65]&amp;[.AE65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6]&amp;[.H66]&amp;[.I66]&amp;[.J66])&gt;0;[.C66]&amp;&quot;-&quot;&amp;[.D66]&amp;&quot;-&quot;&amp;[.G66]&amp;[.H66]&amp;[.I66]&amp;[.J66];[.C66]&amp;&quot;-&quot;&amp;[.K66]&amp;&quot;-&quot;&amp;[.L66])&amp;IF(LEN([.AB66]&amp;[.AC66]&amp;[.AD66]&amp;[.AE66])&gt;0;&quot;-&quot;&amp;[.AB66]&amp;[.AC66]&amp;[.AD66]&amp;[.AE66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7]&amp;[.H67]&amp;[.I67]&amp;[.J67])&gt;0;[.C67]&amp;&quot;-&quot;&amp;[.D67]&amp;&quot;-&quot;&amp;[.G67]&amp;[.H67]&amp;[.I67]&amp;[.J67];[.C67]&amp;&quot;-&quot;&amp;[.K67]&amp;&quot;-&quot;&amp;[.L67])&amp;IF(LEN([.AB67]&amp;[.AC67]&amp;[.AD67]&amp;[.AE67])&gt;0;&quot;-&quot;&amp;[.AB67]&amp;[.AC67]&amp;[.AD67]&amp;[.AE67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8]&amp;[.H68]&amp;[.I68]&amp;[.J68])&gt;0;[.C68]&amp;&quot;-&quot;&amp;[.D68]&amp;&quot;-&quot;&amp;[.G68]&amp;[.H68]&amp;[.I68]&amp;[.J68];[.C68]&amp;&quot;-&quot;&amp;[.K68]&amp;&quot;-&quot;&amp;[.L68])&amp;IF(LEN([.AB68]&amp;[.AC68]&amp;[.AD68]&amp;[.AE68])&gt;0;&quot;-&quot;&amp;[.AB68]&amp;[.AC68]&amp;[.AD68]&amp;[.AE68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9]&amp;[.H69]&amp;[.I69]&amp;[.J69])&gt;0;[.C69]&amp;&quot;-&quot;&amp;[.D69]&amp;&quot;-&quot;&amp;[.G69]&amp;[.H69]&amp;[.I69]&amp;[.J69];[.C69]&amp;&quot;-&quot;&amp;[.K69]&amp;&quot;-&quot;&amp;[.L69])&amp;IF(LEN([.AB69]&amp;[.AC69]&amp;[.AD69]&amp;[.AE69])&gt;0;&quot;-&quot;&amp;[.AB69]&amp;[.AC69]&amp;[.AD69]&amp;[.AE69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1" table:number-columns-repeated="3"/>
          <table:table-cell table:style-name="ce8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&amp;IF(LEN([.AB70]&amp;[.AC70]&amp;[.AD70]&amp;[.AE70])&gt;0;&quot;-&quot;&amp;[.AB70]&amp;[.AC70]&amp;[.AD70]&amp;[.AE70];&quot;&quot;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2~,~9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&amp;IF(LEN([.AB71]&amp;[.AC71]&amp;[.AD71]&amp;[.AE71])&gt;0;&quot;-&quot;&amp;[.AB71]&amp;[.AC71]&amp;[.AD71]&amp;[.AE71];&quot;&quot;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3~,~9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&amp;IF(LEN([.AB72]&amp;[.AC72]&amp;[.AD72]&amp;[.AE72])&gt;0;&quot;-&quot;&amp;[.AB72]&amp;[.AC72]&amp;[.AD72]&amp;[.AE72];&quot;&quot;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4~,~9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&amp;IF(LEN([.AB73]&amp;[.AC73]&amp;[.AD73]&amp;[.AE73])&gt;0;&quot;-&quot;&amp;[.AB73]&amp;[.AC73]&amp;[.AD73]&amp;[.AE73];&quot;&quot;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5~,~9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&amp;IF(LEN([.AB74]&amp;[.AC74]&amp;[.AD74]&amp;[.AE74])&gt;0;&quot;-&quot;&amp;[.AB74]&amp;[.AC74]&amp;[.AD74]&amp;[.AE74];&quot;&quot;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6~,~9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&amp;IF(LEN([.AB75]&amp;[.AC75]&amp;[.AD75]&amp;[.AE75])&gt;0;&quot;-&quot;&amp;[.AB75]&amp;[.AC75]&amp;[.AD75]&amp;[.AE75];&quot;&quot;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7~,~9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6]&amp;[.H76]&amp;[.I76]&amp;[.J76])&gt;0;[.C76]&amp;&quot;-&quot;&amp;[.D76]&amp;&quot;-&quot;&amp;[.G76]&amp;[.H76]&amp;[.I76]&amp;[.J76];[.C76]&amp;&quot;-&quot;&amp;[.K76]&amp;&quot;-&quot;&amp;[.L76])&amp;IF(LEN([.AB76]&amp;[.AC76]&amp;[.AD76]&amp;[.AE76])&gt;0;&quot;-&quot;&amp;[.AB76]&amp;[.AC76]&amp;[.AD76]&amp;[.AE76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7]&amp;[.H77]&amp;[.I77]&amp;[.J77])&gt;0;[.C77]&amp;&quot;-&quot;&amp;[.D77]&amp;&quot;-&quot;&amp;[.G77]&amp;[.H77]&amp;[.I77]&amp;[.J77];[.C77]&amp;&quot;-&quot;&amp;[.K77]&amp;&quot;-&quot;&amp;[.L77])&amp;IF(LEN([.AB77]&amp;[.AC77]&amp;[.AD77]&amp;[.AE77])&gt;0;&quot;-&quot;&amp;[.AB77]&amp;[.AC77]&amp;[.AD77]&amp;[.AE77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&amp;IF(LEN([.AB78]&amp;[.AC78]&amp;[.AD78]&amp;[.AE78])&gt;0;&quot;-&quot;&amp;[.AB78]&amp;[.AC78]&amp;[.AD78]&amp;[.AE78];&quot;&quot;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6~,~1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&amp;IF(LEN([.AB79]&amp;[.AC79]&amp;[.AD79]&amp;[.AE79])&gt;0;&quot;-&quot;&amp;[.AB79]&amp;[.AC79]&amp;[.AD79]&amp;[.AE79];&quot;&quot;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5~,~1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&amp;IF(LEN([.AB80]&amp;[.AC80]&amp;[.AD80]&amp;[.AE80])&gt;0;&quot;-&quot;&amp;[.AB80]&amp;[.AC80]&amp;[.AD80]&amp;[.AE80];&quot;&quot;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4~,~1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&amp;IF(LEN([.AB81]&amp;[.AC81]&amp;[.AD81]&amp;[.AE81])&gt;0;&quot;-&quot;&amp;[.AB81]&amp;[.AC81]&amp;[.AD81]&amp;[.AE81];&quot;&quot;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3~,~1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2]&amp;[.H82]&amp;[.I82]&amp;[.J82])&gt;0;[.C82]&amp;&quot;-&quot;&amp;[.D82]&amp;&quot;-&quot;&amp;[.G82]&amp;[.H82]&amp;[.I82]&amp;[.J82];[.C82]&amp;&quot;-&quot;&amp;[.K82]&amp;&quot;-&quot;&amp;[.L82])&amp;IF(LEN([.AB82]&amp;[.AC82]&amp;[.AD82]&amp;[.AE82])&gt;0;&quot;-&quot;&amp;[.AB82]&amp;[.AC82]&amp;[.AD82]&amp;[.AE82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3]&amp;[.H83]&amp;[.I83]&amp;[.J83])&gt;0;[.C83]&amp;&quot;-&quot;&amp;[.D83]&amp;&quot;-&quot;&amp;[.G83]&amp;[.H83]&amp;[.I83]&amp;[.J83];[.C83]&amp;&quot;-&quot;&amp;[.K83]&amp;&quot;-&quot;&amp;[.L83])&amp;IF(LEN([.AB83]&amp;[.AC83]&amp;[.AD83]&amp;[.AE83])&gt;0;&quot;-&quot;&amp;[.AB83]&amp;[.AC83]&amp;[.AD83]&amp;[.AE83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4]&amp;[.H84]&amp;[.I84]&amp;[.J84])&gt;0;[.C84]&amp;&quot;-&quot;&amp;[.D84]&amp;&quot;-&quot;&amp;[.G84]&amp;[.H84]&amp;[.I84]&amp;[.J84];[.C84]&amp;&quot;-&quot;&amp;[.K84]&amp;&quot;-&quot;&amp;[.L84])&amp;IF(LEN([.AB84]&amp;[.AC84]&amp;[.AD84]&amp;[.AE84])&gt;0;&quot;-&quot;&amp;[.AB84]&amp;[.AC84]&amp;[.AD84]&amp;[.AE84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2~,~1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&amp;IF(LEN([.AB85]&amp;[.AC85]&amp;[.AD85]&amp;[.AE85])&gt;0;&quot;-&quot;&amp;[.AB85]&amp;[.AC85]&amp;[.AD85]&amp;[.AE85];&quot;&quot;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1~,~1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6]&amp;[.H86]&amp;[.I86]&amp;[.J86])&gt;0;[.C86]&amp;&quot;-&quot;&amp;[.D86]&amp;&quot;-&quot;&amp;[.G86]&amp;[.H86]&amp;[.I86]&amp;[.J86];[.C86]&amp;&quot;-&quot;&amp;[.K86]&amp;&quot;-&quot;&amp;[.L86])&amp;IF(LEN([.AB86]&amp;[.AC86]&amp;[.AD86]&amp;[.AE86])&gt;0;&quot;-&quot;&amp;[.AB86]&amp;[.AC86]&amp;[.AD86]&amp;[.AE86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81" office:value-type="string">
            <text:p>Audio_Filename</text:p>
          </table:table-cell>
          <table:table-cell table:style-name="ce81" office:value-type="string">
            <text:p>Scenes</text:p>
          </table:table-cell>
          <table:table-cell table:style-name="ce81" office:value-type="string">
            <text:p>Aitua-Gray-Forest-Trap</text:p>
          </table:table-cell>
          <table:table-cell table:style-name="ce86" office:value-type="string">
            <text:p>Label</text:p>
          </table:table-cell>
          <table:table-cell table:style-name="ce86" office:value-type="string">
            <text:p>Forest</text:p>
          </table:table-cell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7]&amp;[.H87]&amp;[.I87]&amp;[.J87])&gt;0;[.C87]&amp;&quot;-&quot;&amp;[.D87]&amp;&quot;-&quot;&amp;[.G87]&amp;[.H87]&amp;[.I87]&amp;[.J87];[.C87]&amp;&quot;-&quot;&amp;[.K87]&amp;&quot;-&quot;&amp;[.L87])&amp;IF(LEN([.AB87]&amp;[.AC87]&amp;[.AD87]&amp;[.AE87])&gt;0;&quot;-&quot;&amp;[.AB87]&amp;[.AC87]&amp;[.AD87]&amp;[.AE87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1" office:value-type="string">
            <text:p>Value</text:p>
          </table:table-cell>
          <table:table-cell table:style-name="ce81" office:value-type="string">
            <text:p>Variables</text:p>
          </table:table-cell>
          <table:table-cell table:style-name="ce81" office:value-type="string">
            <text:p>lost</text:p>
          </table:table-cell>
          <table:table-cell table:style-name="ce86"/>
          <table:table-cell table:style-name="ce86" office:value-type="string">
            <text:p>teamStat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8]&amp;[.H88]&amp;[.I88]&amp;[.J88])&gt;0;[.C88]&amp;&quot;-&quot;&amp;[.D88]&amp;&quot;-&quot;&amp;[.G88]&amp;[.H88]&amp;[.I88]&amp;[.J88];[.C88]&amp;&quot;-&quot;&amp;[.K88]&amp;&quot;-&quot;&amp;[.L88])&amp;IF(LEN([.AB88]&amp;[.AC88]&amp;[.AD88]&amp;[.AE88])&gt;0;&quot;-&quot;&amp;[.AB88]&amp;[.AC88]&amp;[.AD88]&amp;[.AE88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Visible</text:p>
          </table:table-cell>
          <table:table-cell table:style-name="ce81" office:value-type="string">
            <text:p>Characters</text:p>
          </table:table-cell>
          <table:table-cell table:style-name="ce81" office:value-type="float" office:value="1">
            <text:p>1</text:p>
          </table:table-cell>
          <table:table-cell table:style-name="ce86"/>
          <table:table-cell table:style-name="ce86" office:value-type="string">
            <text:p>queen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&amp;IF(LEN([.AB89]&amp;[.AC89]&amp;[.AD89]&amp;[.AE89])&gt;0;&quot;-&quot;&amp;[.AB89]&amp;[.AC89]&amp;[.AD89]&amp;[.AE89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1" office:value-type="string">
            <text:p>Scene_ID~,~Screen_X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forest-05~,~10</text:p>
          </table:table-cell>
          <table:table-cell table:style-name="ce86"/>
          <table:table-cell table:style-name="ce8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90]&amp;[.H90]&amp;[.I90]&amp;[.J90])&gt;0;[.C90]&amp;&quot;-&quot;&amp;[.D90]&amp;&quot;-&quot;&amp;[.G90]&amp;[.H90]&amp;[.I90]&amp;[.J90];[.C90]&amp;&quot;-&quot;&amp;[.K90]&amp;&quot;-&quot;&amp;[.L90])&amp;IF(LEN([.AB90]&amp;[.AC90]&amp;[.AD90]&amp;[.AE90])&gt;0;&quot;-&quot;&amp;[.AB90]&amp;[.AC90]&amp;[.AD90]&amp;[.AE90];&quot;&quot;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1]&amp;[.H91]&amp;[.I91]&amp;[.J91])&gt;0;[.C91]&amp;&quot;-&quot;&amp;[.D91]&amp;&quot;-&quot;&amp;[.G91]&amp;[.H91]&amp;[.I91]&amp;[.J91];[.C91]&amp;&quot;-&quot;&amp;[.K91]&amp;&quot;-&quot;&amp;[.L91])&amp;IF(LEN([.AB91]&amp;[.AC91]&amp;[.AD91]&amp;[.AE91])&gt;0;&quot;-&quot;&amp;[.AB91]&amp;[.AC91]&amp;[.AD91]&amp;[.AE91];&quot;&quot;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&amp;IF(LEN([.AB92]&amp;[.AC92]&amp;[.AD92]&amp;[.AE92])&gt;0;&quot;-&quot;&amp;[.AB92]&amp;[.AC92]&amp;[.AD92]&amp;[.AE92];&quot;&quot;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3]&amp;[.H93]&amp;[.I93]&amp;[.J93])&gt;0;[.C93]&amp;&quot;-&quot;&amp;[.D93]&amp;&quot;-&quot;&amp;[.G93]&amp;[.H93]&amp;[.I93]&amp;[.J93];[.C93]&amp;&quot;-&quot;&amp;[.K93]&amp;&quot;-&quot;&amp;[.L93])&amp;IF(LEN([.AB93]&amp;[.AC93]&amp;[.AD93]&amp;[.AE93])&gt;0;&quot;-&quot;&amp;[.AB93]&amp;[.AC93]&amp;[.AD93]&amp;[.AE93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4]&amp;[.H94]&amp;[.I94]&amp;[.J94])&gt;0;[.C94]&amp;&quot;-&quot;&amp;[.D94]&amp;&quot;-&quot;&amp;[.G94]&amp;[.H94]&amp;[.I94]&amp;[.J94];[.C94]&amp;&quot;-&quot;&amp;[.K94]&amp;&quot;-&quot;&amp;[.L94])&amp;IF(LEN([.AB94]&amp;[.AC94]&amp;[.AD94]&amp;[.AE94])&gt;0;&quot;-&quot;&amp;[.AB94]&amp;[.AC94]&amp;[.AD94]&amp;[.AE94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5]&amp;[.H95]&amp;[.I95]&amp;[.J95])&gt;0;[.C95]&amp;&quot;-&quot;&amp;[.D95]&amp;&quot;-&quot;&amp;[.G95]&amp;[.H95]&amp;[.I95]&amp;[.J95];[.C95]&amp;&quot;-&quot;&amp;[.K95]&amp;&quot;-&quot;&amp;[.L95])&amp;IF(LEN([.AB95]&amp;[.AC95]&amp;[.AD95]&amp;[.AE95])&gt;0;&quot;-&quot;&amp;[.AB95]&amp;[.AC95]&amp;[.AD95]&amp;[.AE95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6]&amp;[.H96]&amp;[.I96]&amp;[.J96])&gt;0;[.C96]&amp;&quot;-&quot;&amp;[.D96]&amp;&quot;-&quot;&amp;[.G96]&amp;[.H96]&amp;[.I96]&amp;[.J96];[.C96]&amp;&quot;-&quot;&amp;[.K96]&amp;&quot;-&quot;&amp;[.L96])&amp;IF(LEN([.AB96]&amp;[.AC96]&amp;[.AD96]&amp;[.AE96])&gt;0;&quot;-&quot;&amp;[.AB96]&amp;[.AC96]&amp;[.AD96]&amp;[.AE96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7]&amp;[.H97]&amp;[.I97]&amp;[.J97])&gt;0;[.C97]&amp;&quot;-&quot;&amp;[.D97]&amp;&quot;-&quot;&amp;[.G97]&amp;[.H97]&amp;[.I97]&amp;[.J97];[.C97]&amp;&quot;-&quot;&amp;[.K97]&amp;&quot;-&quot;&amp;[.L97])&amp;IF(LEN([.AB97]&amp;[.AC97]&amp;[.AD97]&amp;[.AE97])&gt;0;&quot;-&quot;&amp;[.AB97]&amp;[.AC97]&amp;[.AD97]&amp;[.AE97];&quot;&quot;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8]&amp;[.H98]&amp;[.I98]&amp;[.J98])&gt;0;[.C98]&amp;&quot;-&quot;&amp;[.D98]&amp;&quot;-&quot;&amp;[.G98]&amp;[.H98]&amp;[.I98]&amp;[.J98];[.C98]&amp;&quot;-&quot;&amp;[.K98]&amp;&quot;-&quot;&amp;[.L98])&amp;IF(LEN([.AB98]&amp;[.AC98]&amp;[.AD98]&amp;[.AE98])&gt;0;&quot;-&quot;&amp;[.AB98]&amp;[.AC98]&amp;[.AD98]&amp;[.AE98];&quot;&quot;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9]&amp;[.H99]&amp;[.I99]&amp;[.J99])&gt;0;[.C99]&amp;&quot;-&quot;&amp;[.D99]&amp;&quot;-&quot;&amp;[.G99]&amp;[.H99]&amp;[.I99]&amp;[.J99];[.C99]&amp;&quot;-&quot;&amp;[.K99]&amp;&quot;-&quot;&amp;[.L99])&amp;IF(LEN([.AB99]&amp;[.AC99]&amp;[.AD99]&amp;[.AE99])&gt;0;&quot;-&quot;&amp;[.AB99]&amp;[.AC99]&amp;[.AD99]&amp;[.AE99];&quot;&quot;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00]&amp;[.H100]&amp;[.I100]&amp;[.J100])&gt;0;[.C100]&amp;&quot;-&quot;&amp;[.D100]&amp;&quot;-&quot;&amp;[.G100]&amp;[.H100]&amp;[.I100]&amp;[.J100];[.C100]&amp;&quot;-&quot;&amp;[.K100]&amp;&quot;-&quot;&amp;[.L100])&amp;IF(LEN([.AB100]&amp;[.AC100]&amp;[.AD100]&amp;[.AE100])&gt;0;&quot;-&quot;&amp;[.AB100]&amp;[.AC100]&amp;[.AD100]&amp;[.AE100];&quot;&quot;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01]&amp;[.H101]&amp;[.I101]&amp;[.J101])&gt;0;[.C101]&amp;&quot;-&quot;&amp;[.D101]&amp;&quot;-&quot;&amp;[.G101]&amp;[.H101]&amp;[.I101]&amp;[.J101];[.C101]&amp;&quot;-&quot;&amp;[.K101]&amp;&quot;-&quot;&amp;[.L101])&amp;IF(LEN([.AB101]&amp;[.AC101]&amp;[.AD101]&amp;[.AE101])&gt;0;&quot;-&quot;&amp;[.AB101]&amp;[.AC101]&amp;[.AD101]&amp;[.AE101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02]&amp;[.H102]&amp;[.I102]&amp;[.J102])&gt;0;[.C102]&amp;&quot;-&quot;&amp;[.D102]&amp;&quot;-&quot;&amp;[.G102]&amp;[.H102]&amp;[.I102]&amp;[.J102];[.C102]&amp;&quot;-&quot;&amp;[.K102]&amp;&quot;-&quot;&amp;[.L102])&amp;IF(LEN([.AB102]&amp;[.AC102]&amp;[.AD102]&amp;[.AE102])&gt;0;&quot;-&quot;&amp;[.AB102]&amp;[.AC102]&amp;[.AD102]&amp;[.AE102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03]&amp;[.H103]&amp;[.I103]&amp;[.J103])&gt;0;[.C103]&amp;&quot;-&quot;&amp;[.D103]&amp;&quot;-&quot;&amp;[.G103]&amp;[.H103]&amp;[.I103]&amp;[.J103];[.C103]&amp;&quot;-&quot;&amp;[.K103]&amp;&quot;-&quot;&amp;[.L103])&amp;IF(LEN([.AB103]&amp;[.AC103]&amp;[.AD103]&amp;[.AE103])&gt;0;&quot;-&quot;&amp;[.AB103]&amp;[.AC103]&amp;[.AD103]&amp;[.AE103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K109]&amp;&quot;-&quot;&amp;[.L109])&amp;IF(LEN([.AB109]&amp;[.AC109]&amp;[.AD109]&amp;[.AE109])&gt;0;&quot;-&quot;&amp;[.AB109]&amp;[.AC109]&amp;[.AD109]&amp;[.AE109];&quot;&quot;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K110]&amp;&quot;-&quot;&amp;[.L110])&amp;IF(LEN([.AB110]&amp;[.AC110]&amp;[.AD110]&amp;[.AE110])&gt;0;&quot;-&quot;&amp;[.AB110]&amp;[.AC110]&amp;[.AD110]&amp;[.AE110];&quot;&quot;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1]&amp;[.H111]&amp;[.I111]&amp;[.J111])&gt;0;[.C111]&amp;&quot;-&quot;&amp;[.D111]&amp;&quot;-&quot;&amp;[.G111]&amp;[.H111]&amp;[.I111]&amp;[.J111];[.C111]&amp;&quot;-&quot;&amp;[.K111]&amp;&quot;-&quot;&amp;[.L111])&amp;IF(LEN([.AB111]&amp;[.AC111]&amp;[.AD111]&amp;[.AE111])&gt;0;&quot;-&quot;&amp;[.AB111]&amp;[.AC111]&amp;[.AD111]&amp;[.AE111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2]&amp;[.H112]&amp;[.I112]&amp;[.J112])&gt;0;[.C112]&amp;&quot;-&quot;&amp;[.D112]&amp;&quot;-&quot;&amp;[.G112]&amp;[.H112]&amp;[.I112]&amp;[.J112];[.C112]&amp;&quot;-&quot;&amp;[.K112]&amp;&quot;-&quot;&amp;[.L112])&amp;IF(LEN([.AB112]&amp;[.AC112]&amp;[.AD112]&amp;[.AE112])&gt;0;&quot;-&quot;&amp;[.AB112]&amp;[.AC112]&amp;[.AD112]&amp;[.AE112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3]&amp;[.H113]&amp;[.I113]&amp;[.J113])&gt;0;[.C113]&amp;&quot;-&quot;&amp;[.D113]&amp;&quot;-&quot;&amp;[.G113]&amp;[.H113]&amp;[.I113]&amp;[.J113];[.C113]&amp;&quot;-&quot;&amp;[.K113]&amp;&quot;-&quot;&amp;[.L113])&amp;IF(LEN([.AB113]&amp;[.AC113]&amp;[.AD113]&amp;[.AE113])&gt;0;&quot;-&quot;&amp;[.AB113]&amp;[.AC113]&amp;[.AD113]&amp;[.AE113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4]&amp;[.H114]&amp;[.I114]&amp;[.J114])&gt;0;[.C114]&amp;&quot;-&quot;&amp;[.D114]&amp;&quot;-&quot;&amp;[.G114]&amp;[.H114]&amp;[.I114]&amp;[.J114];[.C114]&amp;&quot;-&quot;&amp;[.K114]&amp;&quot;-&quot;&amp;[.L114])&amp;IF(LEN([.AB114]&amp;[.AC114]&amp;[.AD114]&amp;[.AE114])&gt;0;&quot;-&quot;&amp;[.AB114]&amp;[.AC114]&amp;[.AD114]&amp;[.AE114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5]&amp;[.H115]&amp;[.I115]&amp;[.J115])&gt;0;[.C115]&amp;&quot;-&quot;&amp;[.D115]&amp;&quot;-&quot;&amp;[.G115]&amp;[.H115]&amp;[.I115]&amp;[.J115];[.C115]&amp;&quot;-&quot;&amp;[.K115]&amp;&quot;-&quot;&amp;[.L115])&amp;IF(LEN([.AB115]&amp;[.AC115]&amp;[.AD115]&amp;[.AE115])&gt;0;&quot;-&quot;&amp;[.AB115]&amp;[.AC115]&amp;[.AD115]&amp;[.AE115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6]&amp;[.H116]&amp;[.I116]&amp;[.J116])&gt;0;[.C116]&amp;&quot;-&quot;&amp;[.D116]&amp;&quot;-&quot;&amp;[.G116]&amp;[.H116]&amp;[.I116]&amp;[.J116];[.C116]&amp;&quot;-&quot;&amp;[.K116]&amp;&quot;-&quot;&amp;[.L116])&amp;IF(LEN([.AB116]&amp;[.AC116]&amp;[.AD116]&amp;[.AE116])&gt;0;&quot;-&quot;&amp;[.AB116]&amp;[.AC116]&amp;[.AD116]&amp;[.AE116];&quot;&quot;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7]&amp;[.H117]&amp;[.I117]&amp;[.J117])&gt;0;[.C117]&amp;&quot;-&quot;&amp;[.D117]&amp;&quot;-&quot;&amp;[.G117]&amp;[.H117]&amp;[.I117]&amp;[.J117];[.C117]&amp;&quot;-&quot;&amp;[.K117]&amp;&quot;-&quot;&amp;[.L117])&amp;IF(LEN([.AB117]&amp;[.AC117]&amp;[.AD117]&amp;[.AE117])&gt;0;&quot;-&quot;&amp;[.AB117]&amp;[.AC117]&amp;[.AD117]&amp;[.AE117];&quot;&quot;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8]&amp;[.H118]&amp;[.I118]&amp;[.J118])&gt;0;[.C118]&amp;&quot;-&quot;&amp;[.D118]&amp;&quot;-&quot;&amp;[.G118]&amp;[.H118]&amp;[.I118]&amp;[.J118];[.C118]&amp;&quot;-&quot;&amp;[.K118]&amp;&quot;-&quot;&amp;[.L118])&amp;IF(LEN([.AB118]&amp;[.AC118]&amp;[.AD118]&amp;[.AE118])&gt;0;&quot;-&quot;&amp;[.AB118]&amp;[.AC118]&amp;[.AD118]&amp;[.AE118];&quot;&quot;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9]&amp;[.H119]&amp;[.I119]&amp;[.J119])&gt;0;[.C119]&amp;&quot;-&quot;&amp;[.D119]&amp;&quot;-&quot;&amp;[.G119]&amp;[.H119]&amp;[.I119]&amp;[.J119];[.C119]&amp;&quot;-&quot;&amp;[.K119]&amp;&quot;-&quot;&amp;[.L119])&amp;IF(LEN([.AB119]&amp;[.AC119]&amp;[.AD119]&amp;[.AE119])&gt;0;&quot;-&quot;&amp;[.AB119]&amp;[.AC119]&amp;[.AD119]&amp;[.AE119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0]&amp;[.H120]&amp;[.I120]&amp;[.J120])&gt;0;[.C120]&amp;&quot;-&quot;&amp;[.D120]&amp;&quot;-&quot;&amp;[.G120]&amp;[.H120]&amp;[.I120]&amp;[.J120];[.C120]&amp;&quot;-&quot;&amp;[.K120]&amp;&quot;-&quot;&amp;[.L120])&amp;IF(LEN([.AB120]&amp;[.AC120]&amp;[.AD120]&amp;[.AE120])&gt;0;&quot;-&quot;&amp;[.AB120]&amp;[.AC120]&amp;[.AD120]&amp;[.AE120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1]&amp;[.H121]&amp;[.I121]&amp;[.J121])&gt;0;[.C121]&amp;&quot;-&quot;&amp;[.D121]&amp;&quot;-&quot;&amp;[.G121]&amp;[.H121]&amp;[.I121]&amp;[.J121];[.C121]&amp;&quot;-&quot;&amp;[.K121]&amp;&quot;-&quot;&amp;[.L121])&amp;IF(LEN([.AB121]&amp;[.AC121]&amp;[.AD121]&amp;[.AE121])&gt;0;&quot;-&quot;&amp;[.AB121]&amp;[.AC121]&amp;[.AD121]&amp;[.AE121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2]&amp;[.H122]&amp;[.I122]&amp;[.J122])&gt;0;[.C122]&amp;&quot;-&quot;&amp;[.D122]&amp;&quot;-&quot;&amp;[.G122]&amp;[.H122]&amp;[.I122]&amp;[.J122];[.C122]&amp;&quot;-&quot;&amp;[.K122]&amp;&quot;-&quot;&amp;[.L122])&amp;IF(LEN([.AB122]&amp;[.AC122]&amp;[.AD122]&amp;[.AE122])&gt;0;&quot;-&quot;&amp;[.AB122]&amp;[.AC122]&amp;[.AD122]&amp;[.AE122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3]&amp;[.H123]&amp;[.I123]&amp;[.J123])&gt;0;[.C123]&amp;&quot;-&quot;&amp;[.D123]&amp;&quot;-&quot;&amp;[.G123]&amp;[.H123]&amp;[.I123]&amp;[.J123];[.C123]&amp;&quot;-&quot;&amp;[.K123]&amp;&quot;-&quot;&amp;[.L123])&amp;IF(LEN([.AB123]&amp;[.AC123]&amp;[.AD123]&amp;[.AE123])&gt;0;&quot;-&quot;&amp;[.AB123]&amp;[.AC123]&amp;[.AD123]&amp;[.AE123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4]&amp;[.H124]&amp;[.I124]&amp;[.J124])&gt;0;[.C124]&amp;&quot;-&quot;&amp;[.D124]&amp;&quot;-&quot;&amp;[.G124]&amp;[.H124]&amp;[.I124]&amp;[.J124];[.C124]&amp;&quot;-&quot;&amp;[.K124]&amp;&quot;-&quot;&amp;[.L124])&amp;IF(LEN([.AB124]&amp;[.AC124]&amp;[.AD124]&amp;[.AE124])&gt;0;&quot;-&quot;&amp;[.AB124]&amp;[.AC124]&amp;[.AD124]&amp;[.AE124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5]&amp;[.H125]&amp;[.I125]&amp;[.J125])&gt;0;[.C125]&amp;&quot;-&quot;&amp;[.D125]&amp;&quot;-&quot;&amp;[.G125]&amp;[.H125]&amp;[.I125]&amp;[.J125];[.C125]&amp;&quot;-&quot;&amp;[.K125]&amp;&quot;-&quot;&amp;[.L125])&amp;IF(LEN([.AB125]&amp;[.AC125]&amp;[.AD125]&amp;[.AE125])&gt;0;&quot;-&quot;&amp;[.AB125]&amp;[.AC125]&amp;[.AD125]&amp;[.AE125];&quot;&quot;)" office:value-type="string" office:string-value="DEFAULT-use-stick-lindsay">
            <text:p>DEFAULT-use-stic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&amp;IF(LEN([.AB126]&amp;[.AC126]&amp;[.AD126]&amp;[.AE126])&gt;0;&quot;-&quot;&amp;[.AB126]&amp;[.AC126]&amp;[.AD126]&amp;[.AE126];&quot;&quot;)" office:value-type="string" office:string-value="DEFAULT-use-stick-johnny">
            <text:p>DEFAULT-use-stic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7]&amp;[.H127]&amp;[.I127]&amp;[.J127])&gt;0;[.C127]&amp;&quot;-&quot;&amp;[.D127]&amp;&quot;-&quot;&amp;[.G127]&amp;[.H127]&amp;[.I127]&amp;[.J127];[.C127]&amp;&quot;-&quot;&amp;[.K127]&amp;&quot;-&quot;&amp;[.L127])&amp;IF(LEN([.AB127]&amp;[.AC127]&amp;[.AD127]&amp;[.AE127])&gt;0;&quot;-&quot;&amp;[.AB127]&amp;[.AC127]&amp;[.AD127]&amp;[.AE127];&quot;&quot;)" office:value-type="string" office:string-value="DEFAULT-use-stick-sarah">
            <text:p>DEFAULT-use-stic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8]&amp;[.H128]&amp;[.I128]&amp;[.J128])&gt;0;[.C128]&amp;&quot;-&quot;&amp;[.D128]&amp;&quot;-&quot;&amp;[.G128]&amp;[.H128]&amp;[.I128]&amp;[.J128];[.C128]&amp;&quot;-&quot;&amp;[.K128]&amp;&quot;-&quot;&amp;[.L128])&amp;IF(LEN([.AB128]&amp;[.AC128]&amp;[.AD128]&amp;[.AE128])&gt;0;&quot;-&quot;&amp;[.AB128]&amp;[.AC128]&amp;[.AD128]&amp;[.AE128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9]&amp;[.H129]&amp;[.I129]&amp;[.J129])&gt;0;[.C129]&amp;&quot;-&quot;&amp;[.D129]&amp;&quot;-&quot;&amp;[.G129]&amp;[.H129]&amp;[.I129]&amp;[.J129];[.C129]&amp;&quot;-&quot;&amp;[.K129]&amp;&quot;-&quot;&amp;[.L129])&amp;IF(LEN([.AB129]&amp;[.AC129]&amp;[.AD129]&amp;[.AE129])&gt;0;&quot;-&quot;&amp;[.AB129]&amp;[.AC129]&amp;[.AD129]&amp;[.AE129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lllmost..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0]&amp;[.H130]&amp;[.I130]&amp;[.J130])&gt;0;[.C130]&amp;&quot;-&quot;&amp;[.D130]&amp;&quot;-&quot;&amp;[.G130]&amp;[.H130]&amp;[.I130]&amp;[.J130];[.C130]&amp;&quot;-&quot;&amp;[.K130]&amp;&quot;-&quot;&amp;[.L130])&amp;IF(LEN([.AB130]&amp;[.AC130]&amp;[.AD130]&amp;[.AE130])&gt;0;&quot;-&quot;&amp;[.AB130]&amp;[.AC130]&amp;[.AD130]&amp;[.AE130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1]&amp;[.H131]&amp;[.I131]&amp;[.J131])&gt;0;[.C131]&amp;&quot;-&quot;&amp;[.D131]&amp;&quot;-&quot;&amp;[.G131]&amp;[.H131]&amp;[.I131]&amp;[.J131];[.C131]&amp;&quot;-&quot;&amp;[.K131]&amp;&quot;-&quot;&amp;[.L131])&amp;IF(LEN([.AB131]&amp;[.AC131]&amp;[.AD131]&amp;[.AE131])&gt;0;&quot;-&quot;&amp;[.AB131]&amp;[.AC131]&amp;[.AD131]&amp;[.AE131];&quot;&quot;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2]&amp;[.H132]&amp;[.I132]&amp;[.J132])&gt;0;[.C132]&amp;&quot;-&quot;&amp;[.D132]&amp;&quot;-&quot;&amp;[.G132]&amp;[.H132]&amp;[.I132]&amp;[.J132];[.C132]&amp;&quot;-&quot;&amp;[.K132]&amp;&quot;-&quot;&amp;[.L132])&amp;IF(LEN([.AB132]&amp;[.AC132]&amp;[.AD132]&amp;[.AE132])&gt;0;&quot;-&quot;&amp;[.AB132]&amp;[.AC132]&amp;[.AD132]&amp;[.AE132];&quot;&quot;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3]&amp;[.H133]&amp;[.I133]&amp;[.J133])&gt;0;[.C133]&amp;&quot;-&quot;&amp;[.D133]&amp;&quot;-&quot;&amp;[.G133]&amp;[.H133]&amp;[.I133]&amp;[.J133];[.C133]&amp;&quot;-&quot;&amp;[.K133]&amp;&quot;-&quot;&amp;[.L133])&amp;IF(LEN([.AB133]&amp;[.AC133]&amp;[.AD133]&amp;[.AE133])&gt;0;&quot;-&quot;&amp;[.AB133]&amp;[.AC133]&amp;[.AD133]&amp;[.AE133];&quot;&quot;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4]&amp;[.H134]&amp;[.I134]&amp;[.J134])&gt;0;[.C134]&amp;&quot;-&quot;&amp;[.D134]&amp;&quot;-&quot;&amp;[.G134]&amp;[.H134]&amp;[.I134]&amp;[.J134];[.C134]&amp;&quot;-&quot;&amp;[.K134]&amp;&quot;-&quot;&amp;[.L134])&amp;IF(LEN([.AB134]&amp;[.AC134]&amp;[.AD134]&amp;[.AE134])&gt;0;&quot;-&quot;&amp;[.AB134]&amp;[.AC134]&amp;[.AD134]&amp;[.AE134];&quot;&quot;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5]&amp;[.H135]&amp;[.I135]&amp;[.J135])&gt;0;[.C135]&amp;&quot;-&quot;&amp;[.D135]&amp;&quot;-&quot;&amp;[.G135]&amp;[.H135]&amp;[.I135]&amp;[.J135];[.C135]&amp;&quot;-&quot;&amp;[.K135]&amp;&quot;-&quot;&amp;[.L135])&amp;IF(LEN([.AB135]&amp;[.AC135]&amp;[.AD135]&amp;[.AE135])&gt;0;&quot;-&quot;&amp;[.AB135]&amp;[.AC135]&amp;[.AD135]&amp;[.AE135];&quot;&quot;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6]&amp;[.H136]&amp;[.I136]&amp;[.J136])&gt;0;[.C136]&amp;&quot;-&quot;&amp;[.D136]&amp;&quot;-&quot;&amp;[.G136]&amp;[.H136]&amp;[.I136]&amp;[.J136];[.C136]&amp;&quot;-&quot;&amp;[.K136]&amp;&quot;-&quot;&amp;[.L136])&amp;IF(LEN([.AB136]&amp;[.AC136]&amp;[.AD136]&amp;[.AE136])&gt;0;&quot;-&quot;&amp;[.AB136]&amp;[.AC136]&amp;[.AD136]&amp;[.AE136];&quot;&quot;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7]&amp;[.H137]&amp;[.I137]&amp;[.J137])&gt;0;[.C137]&amp;&quot;-&quot;&amp;[.D137]&amp;&quot;-&quot;&amp;[.G137]&amp;[.H137]&amp;[.I137]&amp;[.J137];[.C137]&amp;&quot;-&quot;&amp;[.K137]&amp;&quot;-&quot;&amp;[.L137])&amp;IF(LEN([.AB137]&amp;[.AC137]&amp;[.AD137]&amp;[.AE137])&gt;0;&quot;-&quot;&amp;[.AB137]&amp;[.AC137]&amp;[.AD137]&amp;[.AE137];&quot;&quot;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8]&amp;[.H138]&amp;[.I138]&amp;[.J138])&gt;0;[.C138]&amp;&quot;-&quot;&amp;[.D138]&amp;&quot;-&quot;&amp;[.G138]&amp;[.H138]&amp;[.I138]&amp;[.J138];[.C138]&amp;&quot;-&quot;&amp;[.K138]&amp;&quot;-&quot;&amp;[.L138])&amp;IF(LEN([.AB138]&amp;[.AC138]&amp;[.AD138]&amp;[.AE138])&gt;0;&quot;-&quot;&amp;[.AB138]&amp;[.AC138]&amp;[.AD138]&amp;[.AE138];&quot;&quot;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9]&amp;[.H139]&amp;[.I139]&amp;[.J139])&gt;0;[.C139]&amp;&quot;-&quot;&amp;[.D139]&amp;&quot;-&quot;&amp;[.G139]&amp;[.H139]&amp;[.I139]&amp;[.J139];[.C139]&amp;&quot;-&quot;&amp;[.K139]&amp;&quot;-&quot;&amp;[.L139])&amp;IF(LEN([.AB139]&amp;[.AC139]&amp;[.AD139]&amp;[.AE139])&gt;0;&quot;-&quot;&amp;[.AB139]&amp;[.AC139]&amp;[.AD139]&amp;[.AE139];&quot;&quot;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0]&amp;[.H140]&amp;[.I140]&amp;[.J140])&gt;0;[.C140]&amp;&quot;-&quot;&amp;[.D140]&amp;&quot;-&quot;&amp;[.G140]&amp;[.H140]&amp;[.I140]&amp;[.J140];[.C140]&amp;&quot;-&quot;&amp;[.K140]&amp;&quot;-&quot;&amp;[.L140])&amp;IF(LEN([.AB140]&amp;[.AC140]&amp;[.AD140]&amp;[.AE140])&gt;0;&quot;-&quot;&amp;[.AB140]&amp;[.AC140]&amp;[.AD140]&amp;[.AE140];&quot;&quot;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1]&amp;[.H141]&amp;[.I141]&amp;[.J141])&gt;0;[.C141]&amp;&quot;-&quot;&amp;[.D141]&amp;&quot;-&quot;&amp;[.G141]&amp;[.H141]&amp;[.I141]&amp;[.J141];[.C141]&amp;&quot;-&quot;&amp;[.K141]&amp;&quot;-&quot;&amp;[.L141])&amp;IF(LEN([.AB141]&amp;[.AC141]&amp;[.AD141]&amp;[.AE141])&gt;0;&quot;-&quot;&amp;[.AB141]&amp;[.AC141]&amp;[.AD141]&amp;[.AE141];&quot;&quot;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2]&amp;[.H142]&amp;[.I142]&amp;[.J142])&gt;0;[.C142]&amp;&quot;-&quot;&amp;[.D142]&amp;&quot;-&quot;&amp;[.G142]&amp;[.H142]&amp;[.I142]&amp;[.J142];[.C142]&amp;&quot;-&quot;&amp;[.K142]&amp;&quot;-&quot;&amp;[.L142])&amp;IF(LEN([.AB142]&amp;[.AC142]&amp;[.AD142]&amp;[.AE142])&gt;0;&quot;-&quot;&amp;[.AB142]&amp;[.AC142]&amp;[.AD142]&amp;[.AE142];&quot;&quot;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3]&amp;[.H143]&amp;[.I143]&amp;[.J143])&gt;0;[.C143]&amp;&quot;-&quot;&amp;[.D143]&amp;&quot;-&quot;&amp;[.G143]&amp;[.H143]&amp;[.I143]&amp;[.J143];[.C143]&amp;&quot;-&quot;&amp;[.K143]&amp;&quot;-&quot;&amp;[.L143])&amp;IF(LEN([.AB143]&amp;[.AC143]&amp;[.AD143]&amp;[.AE143])&gt;0;&quot;-&quot;&amp;[.AB143]&amp;[.AC143]&amp;[.AD143]&amp;[.AE143];&quot;&quot;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4]&amp;[.H144]&amp;[.I144]&amp;[.J144])&gt;0;[.C144]&amp;&quot;-&quot;&amp;[.D144]&amp;&quot;-&quot;&amp;[.G144]&amp;[.H144]&amp;[.I144]&amp;[.J144];[.C144]&amp;&quot;-&quot;&amp;[.K144]&amp;&quot;-&quot;&amp;[.L144])&amp;IF(LEN([.AB144]&amp;[.AC144]&amp;[.AD144]&amp;[.AE144])&gt;0;&quot;-&quot;&amp;[.AB144]&amp;[.AC144]&amp;[.AD144]&amp;[.AE144];&quot;&quot;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5]&amp;[.H145]&amp;[.I145]&amp;[.J145])&gt;0;[.C145]&amp;&quot;-&quot;&amp;[.D145]&amp;&quot;-&quot;&amp;[.G145]&amp;[.H145]&amp;[.I145]&amp;[.J145];[.C145]&amp;&quot;-&quot;&amp;[.K145]&amp;&quot;-&quot;&amp;[.L145])&amp;IF(LEN([.AB145]&amp;[.AC145]&amp;[.AD145]&amp;[.AE145])&gt;0;&quot;-&quot;&amp;[.AB145]&amp;[.AC145]&amp;[.AD145]&amp;[.AE145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6]&amp;[.H146]&amp;[.I146]&amp;[.J146])&gt;0;[.C146]&amp;&quot;-&quot;&amp;[.D146]&amp;&quot;-&quot;&amp;[.G146]&amp;[.H146]&amp;[.I146]&amp;[.J146];[.C146]&amp;&quot;-&quot;&amp;[.K146]&amp;&quot;-&quot;&amp;[.L146])&amp;IF(LEN([.AB146]&amp;[.AC146]&amp;[.AD146]&amp;[.AE146])&gt;0;&quot;-&quot;&amp;[.AB146]&amp;[.AC146]&amp;[.AD146]&amp;[.AE146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7]&amp;[.H147]&amp;[.I147]&amp;[.J147])&gt;0;[.C147]&amp;&quot;-&quot;&amp;[.D147]&amp;&quot;-&quot;&amp;[.G147]&amp;[.H147]&amp;[.I147]&amp;[.J147];[.C147]&amp;&quot;-&quot;&amp;[.K147]&amp;&quot;-&quot;&amp;[.L147])&amp;IF(LEN([.AB147]&amp;[.AC147]&amp;[.AD147]&amp;[.AE147])&gt;0;&quot;-&quot;&amp;[.AB147]&amp;[.AC147]&amp;[.AD147]&amp;[.AE147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8]&amp;[.H148]&amp;[.I148]&amp;[.J148])&gt;0;[.C148]&amp;&quot;-&quot;&amp;[.D148]&amp;&quot;-&quot;&amp;[.G148]&amp;[.H148]&amp;[.I148]&amp;[.J148];[.C148]&amp;&quot;-&quot;&amp;[.K148]&amp;&quot;-&quot;&amp;[.L148])&amp;IF(LEN([.AB148]&amp;[.AC148]&amp;[.AD148]&amp;[.AE148])&gt;0;&quot;-&quot;&amp;[.AB148]&amp;[.AC148]&amp;[.AD148]&amp;[.AE148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9]&amp;[.H149]&amp;[.I149]&amp;[.J149])&gt;0;[.C149]&amp;&quot;-&quot;&amp;[.D149]&amp;&quot;-&quot;&amp;[.G149]&amp;[.H149]&amp;[.I149]&amp;[.J149];[.C149]&amp;&quot;-&quot;&amp;[.K149]&amp;&quot;-&quot;&amp;[.L149])&amp;IF(LEN([.AB149]&amp;[.AC149]&amp;[.AD149]&amp;[.AE149])&gt;0;&quot;-&quot;&amp;[.AB149]&amp;[.AC149]&amp;[.AD149]&amp;[.AE149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0]&amp;[.H150]&amp;[.I150]&amp;[.J150])&gt;0;[.C150]&amp;&quot;-&quot;&amp;[.D150]&amp;&quot;-&quot;&amp;[.G150]&amp;[.H150]&amp;[.I150]&amp;[.J150];[.C150]&amp;&quot;-&quot;&amp;[.K150]&amp;&quot;-&quot;&amp;[.L150])&amp;IF(LEN([.AB150]&amp;[.AC150]&amp;[.AD150]&amp;[.AE150])&gt;0;&quot;-&quot;&amp;[.AB150]&amp;[.AC150]&amp;[.AD150]&amp;[.AE150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1]&amp;[.H151]&amp;[.I151]&amp;[.J151])&gt;0;[.C151]&amp;&quot;-&quot;&amp;[.D151]&amp;&quot;-&quot;&amp;[.G151]&amp;[.H151]&amp;[.I151]&amp;[.J151];[.C151]&amp;&quot;-&quot;&amp;[.K151]&amp;&quot;-&quot;&amp;[.L151])&amp;IF(LEN([.AB151]&amp;[.AC151]&amp;[.AD151]&amp;[.AE151])&gt;0;&quot;-&quot;&amp;[.AB151]&amp;[.AC151]&amp;[.AD151]&amp;[.AE151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2]&amp;[.H152]&amp;[.I152]&amp;[.J152])&gt;0;[.C152]&amp;&quot;-&quot;&amp;[.D152]&amp;&quot;-&quot;&amp;[.G152]&amp;[.H152]&amp;[.I152]&amp;[.J152];[.C152]&amp;&quot;-&quot;&amp;[.K152]&amp;&quot;-&quot;&amp;[.L152])&amp;IF(LEN([.AB152]&amp;[.AC152]&amp;[.AD152]&amp;[.AE152])&gt;0;&quot;-&quot;&amp;[.AB152]&amp;[.AC152]&amp;[.AD152]&amp;[.AE152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3]&amp;[.H153]&amp;[.I153]&amp;[.J153])&gt;0;[.C153]&amp;&quot;-&quot;&amp;[.D153]&amp;&quot;-&quot;&amp;[.G153]&amp;[.H153]&amp;[.I153]&amp;[.J153];[.C153]&amp;&quot;-&quot;&amp;[.K153]&amp;&quot;-&quot;&amp;[.L153])&amp;IF(LEN([.AB153]&amp;[.AC153]&amp;[.AD153]&amp;[.AE153])&gt;0;&quot;-&quot;&amp;[.AB153]&amp;[.AC153]&amp;[.AD153]&amp;[.AE153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4]&amp;[.H154]&amp;[.I154]&amp;[.J154])&gt;0;[.C154]&amp;&quot;-&quot;&amp;[.D154]&amp;&quot;-&quot;&amp;[.G154]&amp;[.H154]&amp;[.I154]&amp;[.J154];[.C154]&amp;&quot;-&quot;&amp;[.K154]&amp;&quot;-&quot;&amp;[.L154])&amp;IF(LEN([.AB154]&amp;[.AC154]&amp;[.AD154]&amp;[.AE154])&gt;0;&quot;-&quot;&amp;[.AB154]&amp;[.AC154]&amp;[.AD154]&amp;[.AE154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5]&amp;[.H155]&amp;[.I155]&amp;[.J155])&gt;0;[.C155]&amp;&quot;-&quot;&amp;[.D155]&amp;&quot;-&quot;&amp;[.G155]&amp;[.H155]&amp;[.I155]&amp;[.J155];[.C155]&amp;&quot;-&quot;&amp;[.K155]&amp;&quot;-&quot;&amp;[.L155])&amp;IF(LEN([.AB155]&amp;[.AC155]&amp;[.AD155]&amp;[.AE155])&gt;0;&quot;-&quot;&amp;[.AB155]&amp;[.AC155]&amp;[.AD155]&amp;[.AE155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6]&amp;[.H156]&amp;[.I156]&amp;[.J156])&gt;0;[.C156]&amp;&quot;-&quot;&amp;[.D156]&amp;&quot;-&quot;&amp;[.G156]&amp;[.H156]&amp;[.I156]&amp;[.J156];[.C156]&amp;&quot;-&quot;&amp;[.K156]&amp;&quot;-&quot;&amp;[.L156])&amp;IF(LEN([.AB156]&amp;[.AC156]&amp;[.AD156]&amp;[.AE156])&gt;0;&quot;-&quot;&amp;[.AB156]&amp;[.AC156]&amp;[.AD156]&amp;[.AE156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7]&amp;[.H157]&amp;[.I157]&amp;[.J157])&gt;0;[.C157]&amp;&quot;-&quot;&amp;[.D157]&amp;&quot;-&quot;&amp;[.G157]&amp;[.H157]&amp;[.I157]&amp;[.J157];[.C157]&amp;&quot;-&quot;&amp;[.K157]&amp;&quot;-&quot;&amp;[.L157])&amp;IF(LEN([.AB157]&amp;[.AC157]&amp;[.AD157]&amp;[.AE157])&gt;0;&quot;-&quot;&amp;[.AB157]&amp;[.AC157]&amp;[.AD157]&amp;[.AE157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8]&amp;[.H158]&amp;[.I158]&amp;[.J158])&gt;0;[.C158]&amp;&quot;-&quot;&amp;[.D158]&amp;&quot;-&quot;&amp;[.G158]&amp;[.H158]&amp;[.I158]&amp;[.J158];[.C158]&amp;&quot;-&quot;&amp;[.K158]&amp;&quot;-&quot;&amp;[.L158])&amp;IF(LEN([.AB158]&amp;[.AC158]&amp;[.AD158]&amp;[.AE158])&gt;0;&quot;-&quot;&amp;[.AB158]&amp;[.AC158]&amp;[.AD158]&amp;[.AE158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9]&amp;[.H159]&amp;[.I159]&amp;[.J159])&gt;0;[.C159]&amp;&quot;-&quot;&amp;[.D159]&amp;&quot;-&quot;&amp;[.G159]&amp;[.H159]&amp;[.I159]&amp;[.J159];[.C159]&amp;&quot;-&quot;&amp;[.K159]&amp;&quot;-&quot;&amp;[.L159])&amp;IF(LEN([.AB159]&amp;[.AC159]&amp;[.AD159]&amp;[.AE159])&gt;0;&quot;-&quot;&amp;[.AB159]&amp;[.AC159]&amp;[.AD159]&amp;[.AE159];&quot;&quot;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0]&amp;[.H160]&amp;[.I160]&amp;[.J160])&gt;0;[.C160]&amp;&quot;-&quot;&amp;[.D160]&amp;&quot;-&quot;&amp;[.G160]&amp;[.H160]&amp;[.I160]&amp;[.J160];[.C160]&amp;&quot;-&quot;&amp;[.K160]&amp;&quot;-&quot;&amp;[.L160])&amp;IF(LEN([.AB160]&amp;[.AC160]&amp;[.AD160]&amp;[.AE160])&gt;0;&quot;-&quot;&amp;[.AB160]&amp;[.AC160]&amp;[.AD160]&amp;[.AE160];&quot;&quot;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1]&amp;[.H161]&amp;[.I161]&amp;[.J161])&gt;0;[.C161]&amp;&quot;-&quot;&amp;[.D161]&amp;&quot;-&quot;&amp;[.G161]&amp;[.H161]&amp;[.I161]&amp;[.J161];[.C161]&amp;&quot;-&quot;&amp;[.K161]&amp;&quot;-&quot;&amp;[.L161])&amp;IF(LEN([.AB161]&amp;[.AC161]&amp;[.AD161]&amp;[.AE161])&gt;0;&quot;-&quot;&amp;[.AB161]&amp;[.AC161]&amp;[.AD161]&amp;[.AE161];&quot;&quot;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2]&amp;[.H162]&amp;[.I162]&amp;[.J162])&gt;0;[.C162]&amp;&quot;-&quot;&amp;[.D162]&amp;&quot;-&quot;&amp;[.G162]&amp;[.H162]&amp;[.I162]&amp;[.J162];[.C162]&amp;&quot;-&quot;&amp;[.K162]&amp;&quot;-&quot;&amp;[.L162])&amp;IF(LEN([.AB162]&amp;[.AC162]&amp;[.AD162]&amp;[.AE162])&gt;0;&quot;-&quot;&amp;[.AB162]&amp;[.AC162]&amp;[.AD162]&amp;[.AE162];&quot;&quot;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3]&amp;[.H163]&amp;[.I163]&amp;[.J163])&gt;0;[.C163]&amp;&quot;-&quot;&amp;[.D163]&amp;&quot;-&quot;&amp;[.G163]&amp;[.H163]&amp;[.I163]&amp;[.J163];[.C163]&amp;&quot;-&quot;&amp;[.K163]&amp;&quot;-&quot;&amp;[.L163])&amp;IF(LEN([.AB163]&amp;[.AC163]&amp;[.AD163]&amp;[.AE163])&gt;0;&quot;-&quot;&amp;[.AB163]&amp;[.AC163]&amp;[.AD163]&amp;[.AE163];&quot;&quot;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4]&amp;[.H164]&amp;[.I164]&amp;[.J164])&gt;0;[.C164]&amp;&quot;-&quot;&amp;[.D164]&amp;&quot;-&quot;&amp;[.G164]&amp;[.H164]&amp;[.I164]&amp;[.J164];[.C164]&amp;&quot;-&quot;&amp;[.K164]&amp;&quot;-&quot;&amp;[.L164])&amp;IF(LEN([.AB164]&amp;[.AC164]&amp;[.AD164]&amp;[.AE164])&gt;0;&quot;-&quot;&amp;[.AB164]&amp;[.AC164]&amp;[.AD164]&amp;[.AE164];&quot;&quot;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5]&amp;[.H165]&amp;[.I165]&amp;[.J165])&gt;0;[.C165]&amp;&quot;-&quot;&amp;[.D165]&amp;&quot;-&quot;&amp;[.G165]&amp;[.H165]&amp;[.I165]&amp;[.J165];[.C165]&amp;&quot;-&quot;&amp;[.K165]&amp;&quot;-&quot;&amp;[.L165])&amp;IF(LEN([.AB165]&amp;[.AC165]&amp;[.AD165]&amp;[.AE165])&gt;0;&quot;-&quot;&amp;[.AB165]&amp;[.AC165]&amp;[.AD165]&amp;[.AE165];&quot;&quot;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6]&amp;[.H166]&amp;[.I166]&amp;[.J166])&gt;0;[.C166]&amp;&quot;-&quot;&amp;[.D166]&amp;&quot;-&quot;&amp;[.G166]&amp;[.H166]&amp;[.I166]&amp;[.J166];[.C166]&amp;&quot;-&quot;&amp;[.K166]&amp;&quot;-&quot;&amp;[.L166])&amp;IF(LEN([.AB166]&amp;[.AC166]&amp;[.AD166]&amp;[.AE166])&gt;0;&quot;-&quot;&amp;[.AB166]&amp;[.AC166]&amp;[.AD166]&amp;[.AE166];&quot;&quot;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7]&amp;[.H167]&amp;[.I167]&amp;[.J167])&gt;0;[.C167]&amp;&quot;-&quot;&amp;[.D167]&amp;&quot;-&quot;&amp;[.G167]&amp;[.H167]&amp;[.I167]&amp;[.J167];[.C167]&amp;&quot;-&quot;&amp;[.K167]&amp;&quot;-&quot;&amp;[.L167])&amp;IF(LEN([.AB167]&amp;[.AC167]&amp;[.AD167]&amp;[.AE167])&gt;0;&quot;-&quot;&amp;[.AB167]&amp;[.AC167]&amp;[.AD167]&amp;[.AE167];&quot;&quot;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8]&amp;[.H168]&amp;[.I168]&amp;[.J168])&gt;0;[.C168]&amp;&quot;-&quot;&amp;[.D168]&amp;&quot;-&quot;&amp;[.G168]&amp;[.H168]&amp;[.I168]&amp;[.J168];[.C168]&amp;&quot;-&quot;&amp;[.K168]&amp;&quot;-&quot;&amp;[.L168])&amp;IF(LEN([.AB168]&amp;[.AC168]&amp;[.AD168]&amp;[.AE168])&gt;0;&quot;-&quot;&amp;[.AB168]&amp;[.AC168]&amp;[.AD168]&amp;[.AE168];&quot;&quot;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9]&amp;[.H169]&amp;[.I169]&amp;[.J169])&gt;0;[.C169]&amp;&quot;-&quot;&amp;[.D169]&amp;&quot;-&quot;&amp;[.G169]&amp;[.H169]&amp;[.I169]&amp;[.J169];[.C169]&amp;&quot;-&quot;&amp;[.K169]&amp;&quot;-&quot;&amp;[.L169])&amp;IF(LEN([.AB169]&amp;[.AC169]&amp;[.AD169]&amp;[.AE169])&gt;0;&quot;-&quot;&amp;[.AB169]&amp;[.AC169]&amp;[.AD169]&amp;[.AE169];&quot;&quot;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0]&amp;[.H170]&amp;[.I170]&amp;[.J170])&gt;0;[.C170]&amp;&quot;-&quot;&amp;[.D170]&amp;&quot;-&quot;&amp;[.G170]&amp;[.H170]&amp;[.I170]&amp;[.J170];[.C170]&amp;&quot;-&quot;&amp;[.K170]&amp;&quot;-&quot;&amp;[.L170])&amp;IF(LEN([.AB170]&amp;[.AC170]&amp;[.AD170]&amp;[.AE170])&gt;0;&quot;-&quot;&amp;[.AB170]&amp;[.AC170]&amp;[.AD170]&amp;[.AE170];&quot;&quot;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1]&amp;[.H171]&amp;[.I171]&amp;[.J171])&gt;0;[.C171]&amp;&quot;-&quot;&amp;[.D171]&amp;&quot;-&quot;&amp;[.G171]&amp;[.H171]&amp;[.I171]&amp;[.J171];[.C171]&amp;&quot;-&quot;&amp;[.K171]&amp;&quot;-&quot;&amp;[.L171])&amp;IF(LEN([.AB171]&amp;[.AC171]&amp;[.AD171]&amp;[.AE171])&gt;0;&quot;-&quot;&amp;[.AB171]&amp;[.AC171]&amp;[.AD171]&amp;[.AE171];&quot;&quot;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2]&amp;[.H172]&amp;[.I172]&amp;[.J172])&gt;0;[.C172]&amp;&quot;-&quot;&amp;[.D172]&amp;&quot;-&quot;&amp;[.G172]&amp;[.H172]&amp;[.I172]&amp;[.J172];[.C172]&amp;&quot;-&quot;&amp;[.K172]&amp;&quot;-&quot;&amp;[.L172])&amp;IF(LEN([.AB172]&amp;[.AC172]&amp;[.AD172]&amp;[.AE172])&gt;0;&quot;-&quot;&amp;[.AB172]&amp;[.AC172]&amp;[.AD172]&amp;[.AE172];&quot;&quot;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3]&amp;[.H173]&amp;[.I173]&amp;[.J173])&gt;0;[.C173]&amp;&quot;-&quot;&amp;[.D173]&amp;&quot;-&quot;&amp;[.G173]&amp;[.H173]&amp;[.I173]&amp;[.J173];[.C173]&amp;&quot;-&quot;&amp;[.K173]&amp;&quot;-&quot;&amp;[.L173])&amp;IF(LEN([.AB173]&amp;[.AC173]&amp;[.AD173]&amp;[.AE173])&gt;0;&quot;-&quot;&amp;[.AB173]&amp;[.AC173]&amp;[.AD173]&amp;[.AE173];&quot;&quot;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4]&amp;[.H174]&amp;[.I174]&amp;[.J174])&gt;0;[.C174]&amp;&quot;-&quot;&amp;[.D174]&amp;&quot;-&quot;&amp;[.G174]&amp;[.H174]&amp;[.I174]&amp;[.J174];[.C174]&amp;&quot;-&quot;&amp;[.K174]&amp;&quot;-&quot;&amp;[.L174])&amp;IF(LEN([.AB174]&amp;[.AC174]&amp;[.AD174]&amp;[.AE174])&gt;0;&quot;-&quot;&amp;[.AB174]&amp;[.AC174]&amp;[.AD174]&amp;[.AE174];&quot;&quot;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5]&amp;[.H175]&amp;[.I175]&amp;[.J175])&gt;0;[.C175]&amp;&quot;-&quot;&amp;[.D175]&amp;&quot;-&quot;&amp;[.G175]&amp;[.H175]&amp;[.I175]&amp;[.J175];[.C175]&amp;&quot;-&quot;&amp;[.K175]&amp;&quot;-&quot;&amp;[.L175])&amp;IF(LEN([.AB175]&amp;[.AC175]&amp;[.AD175]&amp;[.AE175])&gt;0;&quot;-&quot;&amp;[.AB175]&amp;[.AC175]&amp;[.AD175]&amp;[.AE175];&quot;&quot;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6]&amp;[.H176]&amp;[.I176]&amp;[.J176])&gt;0;[.C176]&amp;&quot;-&quot;&amp;[.D176]&amp;&quot;-&quot;&amp;[.G176]&amp;[.H176]&amp;[.I176]&amp;[.J176];[.C176]&amp;&quot;-&quot;&amp;[.K176]&amp;&quot;-&quot;&amp;[.L176])&amp;IF(LEN([.AB176]&amp;[.AC176]&amp;[.AD176]&amp;[.AE176])&gt;0;&quot;-&quot;&amp;[.AB176]&amp;[.AC176]&amp;[.AD176]&amp;[.AE176];&quot;&quot;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7]&amp;[.H177]&amp;[.I177]&amp;[.J177])&gt;0;[.C177]&amp;&quot;-&quot;&amp;[.D177]&amp;&quot;-&quot;&amp;[.G177]&amp;[.H177]&amp;[.I177]&amp;[.J177];[.C177]&amp;&quot;-&quot;&amp;[.K177]&amp;&quot;-&quot;&amp;[.L177])&amp;IF(LEN([.AB177]&amp;[.AC177]&amp;[.AD177]&amp;[.AE177])&gt;0;&quot;-&quot;&amp;[.AB177]&amp;[.AC177]&amp;[.AD177]&amp;[.AE177];&quot;&quot;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8]&amp;[.H178]&amp;[.I178]&amp;[.J178])&gt;0;[.C178]&amp;&quot;-&quot;&amp;[.D178]&amp;&quot;-&quot;&amp;[.G178]&amp;[.H178]&amp;[.I178]&amp;[.J178];[.C178]&amp;&quot;-&quot;&amp;[.K178]&amp;&quot;-&quot;&amp;[.L178])&amp;IF(LEN([.AB178]&amp;[.AC178]&amp;[.AD178]&amp;[.AE178])&gt;0;&quot;-&quot;&amp;[.AB178]&amp;[.AC178]&amp;[.AD178]&amp;[.AE178];&quot;&quot;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9]&amp;[.H179]&amp;[.I179]&amp;[.J179])&gt;0;[.C179]&amp;&quot;-&quot;&amp;[.D179]&amp;&quot;-&quot;&amp;[.G179]&amp;[.H179]&amp;[.I179]&amp;[.J179];[.C179]&amp;&quot;-&quot;&amp;[.K179]&amp;&quot;-&quot;&amp;[.L179])&amp;IF(LEN([.AB179]&amp;[.AC179]&amp;[.AD179]&amp;[.AE179])&gt;0;&quot;-&quot;&amp;[.AB179]&amp;[.AC179]&amp;[.AD179]&amp;[.AE179];&quot;&quot;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80]&amp;[.H180]&amp;[.I180]&amp;[.J180])&gt;0;[.C180]&amp;&quot;-&quot;&amp;[.D180]&amp;&quot;-&quot;&amp;[.G180]&amp;[.H180]&amp;[.I180]&amp;[.J180];[.C180]&amp;&quot;-&quot;&amp;[.K180]&amp;&quot;-&quot;&amp;[.L180])&amp;IF(LEN([.AB180]&amp;[.AC180]&amp;[.AD180]&amp;[.AE180])&gt;0;&quot;-&quot;&amp;[.AB180]&amp;[.AC180]&amp;[.AD180]&amp;[.AE180];&quot;&quot;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81]&amp;[.H181]&amp;[.I181]&amp;[.J181])&gt;0;[.C181]&amp;&quot;-&quot;&amp;[.D181]&amp;&quot;-&quot;&amp;[.G181]&amp;[.H181]&amp;[.I181]&amp;[.J181];[.C181]&amp;&quot;-&quot;&amp;[.K181]&amp;&quot;-&quot;&amp;[.L181])&amp;IF(LEN([.AB181]&amp;[.AC181]&amp;[.AD181]&amp;[.AE181])&gt;0;&quot;-&quot;&amp;[.AB181]&amp;[.AC181]&amp;[.AD181]&amp;[.AE181];&quot;&quot;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82]&amp;[.H182]&amp;[.I182]&amp;[.J182])&gt;0;[.C182]&amp;&quot;-&quot;&amp;[.D182]&amp;&quot;-&quot;&amp;[.G182]&amp;[.H182]&amp;[.I182]&amp;[.J182];[.C182]&amp;&quot;-&quot;&amp;[.K182]&amp;&quot;-&quot;&amp;[.L182])&amp;IF(LEN([.AB182]&amp;[.AC182]&amp;[.AD182]&amp;[.AE182])&gt;0;&quot;-&quot;&amp;[.AB182]&amp;[.AC182]&amp;[.AD182]&amp;[.AE182];&quot;&quot;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83]&amp;[.H183]&amp;[.I183]&amp;[.J183])&gt;0;[.C183]&amp;&quot;-&quot;&amp;[.D183]&amp;&quot;-&quot;&amp;[.G183]&amp;[.H183]&amp;[.I183]&amp;[.J183];[.C183]&amp;&quot;-&quot;&amp;[.K183]&amp;&quot;-&quot;&amp;[.L183])&amp;IF(LEN([.AB183]&amp;[.AC183]&amp;[.AD183]&amp;[.AE183])&gt;0;&quot;-&quot;&amp;[.AB183]&amp;[.AC183]&amp;[.AD183]&amp;[.AE183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4]&amp;[.H184]&amp;[.I184]&amp;[.J184])&gt;0;[.C184]&amp;&quot;-&quot;&amp;[.D184]&amp;&quot;-&quot;&amp;[.G184]&amp;[.H184]&amp;[.I184]&amp;[.J184];[.C184]&amp;&quot;-&quot;&amp;[.K184]&amp;&quot;-&quot;&amp;[.L184])&amp;IF(LEN([.AB184]&amp;[.AC184]&amp;[.AD184]&amp;[.AE184])&gt;0;&quot;-&quot;&amp;[.AB184]&amp;[.AC184]&amp;[.AD184]&amp;[.AE184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5]&amp;[.H185]&amp;[.I185]&amp;[.J185])&gt;0;[.C185]&amp;&quot;-&quot;&amp;[.D185]&amp;&quot;-&quot;&amp;[.G185]&amp;[.H185]&amp;[.I185]&amp;[.J185];[.C185]&amp;&quot;-&quot;&amp;[.K185]&amp;&quot;-&quot;&amp;[.L185])&amp;IF(LEN([.AB185]&amp;[.AC185]&amp;[.AD185]&amp;[.AE185])&gt;0;&quot;-&quot;&amp;[.AB185]&amp;[.AC185]&amp;[.AD185]&amp;[.AE185];&quot;&quot;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6]&amp;[.H186]&amp;[.I186]&amp;[.J186])&gt;0;[.C186]&amp;&quot;-&quot;&amp;[.D186]&amp;&quot;-&quot;&amp;[.G186]&amp;[.H186]&amp;[.I186]&amp;[.J186];[.C186]&amp;&quot;-&quot;&amp;[.K186]&amp;&quot;-&quot;&amp;[.L186])&amp;IF(LEN([.AB186]&amp;[.AC186]&amp;[.AD186]&amp;[.AE186])&gt;0;&quot;-&quot;&amp;[.AB186]&amp;[.AC186]&amp;[.AD186]&amp;[.AE186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7]&amp;[.H187]&amp;[.I187]&amp;[.J187])&gt;0;[.C187]&amp;&quot;-&quot;&amp;[.D187]&amp;&quot;-&quot;&amp;[.G187]&amp;[.H187]&amp;[.I187]&amp;[.J187];[.C187]&amp;&quot;-&quot;&amp;[.K187]&amp;&quot;-&quot;&amp;[.L187])&amp;IF(LEN([.AB187]&amp;[.AC187]&amp;[.AD187]&amp;[.AE187])&gt;0;&quot;-&quot;&amp;[.AB187]&amp;[.AC187]&amp;[.AD187]&amp;[.AE187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8]&amp;[.H188]&amp;[.I188]&amp;[.J188])&gt;0;[.C188]&amp;&quot;-&quot;&amp;[.D188]&amp;&quot;-&quot;&amp;[.G188]&amp;[.H188]&amp;[.I188]&amp;[.J188];[.C188]&amp;&quot;-&quot;&amp;[.K188]&amp;&quot;-&quot;&amp;[.L188])&amp;IF(LEN([.AB188]&amp;[.AC188]&amp;[.AD188]&amp;[.AE188])&gt;0;&quot;-&quot;&amp;[.AB188]&amp;[.AC188]&amp;[.AD188]&amp;[.AE188];&quot;&quot;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9]&amp;[.H189]&amp;[.I189]&amp;[.J189])&gt;0;[.C189]&amp;&quot;-&quot;&amp;[.D189]&amp;&quot;-&quot;&amp;[.G189]&amp;[.H189]&amp;[.I189]&amp;[.J189];[.C189]&amp;&quot;-&quot;&amp;[.K189]&amp;&quot;-&quot;&amp;[.L189])&amp;IF(LEN([.AB189]&amp;[.AC189]&amp;[.AD189]&amp;[.AE189])&gt;0;&quot;-&quot;&amp;[.AB189]&amp;[.AC189]&amp;[.AD189]&amp;[.AE189];&quot;&quot;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0]&amp;[.H190]&amp;[.I190]&amp;[.J190])&gt;0;[.C190]&amp;&quot;-&quot;&amp;[.D190]&amp;&quot;-&quot;&amp;[.G190]&amp;[.H190]&amp;[.I190]&amp;[.J190];[.C190]&amp;&quot;-&quot;&amp;[.K190]&amp;&quot;-&quot;&amp;[.L190])&amp;IF(LEN([.AB190]&amp;[.AC190]&amp;[.AD190]&amp;[.AE190])&gt;0;&quot;-&quot;&amp;[.AB190]&amp;[.AC190]&amp;[.AD190]&amp;[.AE190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81" office:value-type="string">
            <text:p>Screen_X~,~Screen_Y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72~,~57</text:p>
          </table:table-cell>
          <table:table-cell table:style-name="ce86"/>
          <table:table-cell table:style-name="ce86" office:value-type="string">
            <text:p>que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1]&amp;[.H191]&amp;[.I191]&amp;[.J191])&gt;0;[.C191]&amp;&quot;-&quot;&amp;[.D191]&amp;&quot;-&quot;&amp;[.G191]&amp;[.H191]&amp;[.I191]&amp;[.J191];[.C191]&amp;&quot;-&quot;&amp;[.K191]&amp;&quot;-&quot;&amp;[.L191])&amp;IF(LEN([.AB191]&amp;[.AC191]&amp;[.AD191]&amp;[.AE191])&gt;0;&quot;-&quot;&amp;[.AB191]&amp;[.AC191]&amp;[.AD191]&amp;[.AE191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81" office:value-type="string">
            <text:p>Value</text:p>
          </table:table-cell>
          <table:table-cell table:style-name="ce81" office:value-type="string">
            <text:p>Variables</text:p>
          </table:table-cell>
          <table:table-cell table:style-name="ce81" office:value-type="string">
            <text:p>queenTemp</text:p>
          </table:table-cell>
          <table:table-cell table:style-name="ce86"/>
          <table:table-cell table:style-name="ce86" office:value-type="string">
            <text:p>teamStat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2]&amp;[.H192]&amp;[.I192]&amp;[.J192])&gt;0;[.C192]&amp;&quot;-&quot;&amp;[.D192]&amp;&quot;-&quot;&amp;[.G192]&amp;[.H192]&amp;[.I192]&amp;[.J192];[.C192]&amp;&quot;-&quot;&amp;[.K192]&amp;&quot;-&quot;&amp;[.L192])&amp;IF(LEN([.AB192]&amp;[.AC192]&amp;[.AD192]&amp;[.AE192])&gt;0;&quot;-&quot;&amp;[.AB192]&amp;[.AC192]&amp;[.AD192]&amp;[.AE192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81" office:value-type="string">
            <text:p>Faerie Queen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Label</text:p>
          </table:table-cell>
          <table:table-cell table:style-name="ce86"/>
          <table:table-cell table:style-name="ce86" office:value-type="string">
            <text:p>queen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3]&amp;[.H193]&amp;[.I193]&amp;[.J193])&gt;0;[.C193]&amp;&quot;-&quot;&amp;[.D193]&amp;&quot;-&quot;&amp;[.G193]&amp;[.H193]&amp;[.I193]&amp;[.J193];[.C193]&amp;&quot;-&quot;&amp;[.K193]&amp;&quot;-&quot;&amp;[.L193])&amp;IF(LEN([.AB193]&amp;[.AC193]&amp;[.AD193]&amp;[.AE193])&gt;0;&quot;-&quot;&amp;[.AB193]&amp;[.AC193]&amp;[.AD193]&amp;[.AE193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4]&amp;[.H194]&amp;[.I194]&amp;[.J194])&gt;0;[.C194]&amp;&quot;-&quot;&amp;[.D194]&amp;&quot;-&quot;&amp;[.G194]&amp;[.H194]&amp;[.I194]&amp;[.J194];[.C194]&amp;&quot;-&quot;&amp;[.K194]&amp;&quot;-&quot;&amp;[.L194])&amp;IF(LEN([.AB194]&amp;[.AC194]&amp;[.AD194]&amp;[.AE194])&gt;0;&quot;-&quot;&amp;[.AB194]&amp;[.AC194]&amp;[.AD194]&amp;[.AE194];&quot;&quot;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claims to be a faerie. <text:s/>I'm hardly in a position to disagre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1" office:value-type="string">
            <text:p>Screen_X~,~Screen_Y</text:p>
          </table:table-cell>
          <table:table-cell table:style-name="ce81" office:value-type="string">
            <text:p>Characters</text:p>
          </table:table-cell>
          <table:table-cell table:style-name="ce81" office:value-type="string">
            <text:p>65~,~65</text:p>
          </table:table-cell>
          <table:table-cell table:style-name="ce86"/>
          <table:table-cell table:style-name="ce86" office:value-type="string">
            <text:p>que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81" table:number-columns-repeated="3"/>
          <table:table-cell table:style-name="ce86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81" table:number-columns-repeated="3"/>
          <table:table-cell table:style-name="ce86" table:number-columns-repeated="2"/>
          <table:table-cell table:number-columns-repeated="4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81" table:number-columns-repeated="3"/>
          <table:table-cell table:style-name="ce86" table:number-columns-repeated="2"/>
          <table:table-cell table:number-columns-repeated="4"/>
          <table:table-cell office:value-type="float" office:value="1.5">
            <text:p>1.5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81" table:number-columns-repeated="3"/>
          <table:table-cell table:style-name="ce86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fire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81" table:number-columns-repeated="3"/>
          <table:table-cell table:style-name="ce86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be lost, while yours only might be. <text:s/>I will not change my mind.</text:p>
          </table:table-cell>
          <table:table-cell table:style-name="ce81" office:value-type="string">
            <text:p>Value</text:p>
          </table:table-cell>
          <table:table-cell table:style-name="ce81" office:value-type="string">
            <text:p>Variables</text:p>
          </table:table-cell>
          <table:table-cell table:style-name="ce81" office:value-type="string">
            <text:p>queen</text:p>
          </table:table-cell>
          <table:table-cell table:style-name="ce86"/>
          <table:table-cell table:style-name="ce86" office:value-type="string">
            <text:p>teamStat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table:formula="of:=IF(LEN([.G235]&amp;[.H235]&amp;[.I235]&amp;[.J235])&gt;0;[.C235]&amp;&quot;-&quot;&amp;[.D235]&amp;&quot;-&quot;&amp;[.G235]&amp;[.H235]&amp;[.I235]&amp;[.J235];[.C235]&amp;&quot;-&quot;&amp;[.K235]&amp;&quot;-&quot;&amp;[.L235])&amp;IF(LEN([.AB235]&amp;[.AC235]&amp;[.AD235]&amp;[.AE235])&gt;0;&quot;-&quot;&amp;[.AB235]&amp;[.AC235]&amp;[.AD235]&amp;[.AE23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6]&amp;[.H236]&amp;[.I236]&amp;[.J236])&gt;0;[.C236]&amp;&quot;-&quot;&amp;[.D236]&amp;&quot;-&quot;&amp;[.G236]&amp;[.H236]&amp;[.I236]&amp;[.J236];[.C236]&amp;&quot;-&quot;&amp;[.K236]&amp;&quot;-&quot;&amp;[.L236])&amp;IF(LEN([.AB236]&amp;[.AC236]&amp;[.AD236]&amp;[.AE236])&gt;0;&quot;-&quot;&amp;[.AB236]&amp;[.AC236]&amp;[.AD236]&amp;[.AE23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7]&amp;[.H237]&amp;[.I237]&amp;[.J237])&gt;0;[.C237]&amp;&quot;-&quot;&amp;[.D237]&amp;&quot;-&quot;&amp;[.G237]&amp;[.H237]&amp;[.I237]&amp;[.J237];[.C237]&amp;&quot;-&quot;&amp;[.K237]&amp;&quot;-&quot;&amp;[.L237])&amp;IF(LEN([.AB237]&amp;[.AC237]&amp;[.AD237]&amp;[.AE237])&gt;0;&quot;-&quot;&amp;[.AB237]&amp;[.AC237]&amp;[.AD237]&amp;[.AE23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8]&amp;[.H238]&amp;[.I238]&amp;[.J238])&gt;0;[.C238]&amp;&quot;-&quot;&amp;[.D238]&amp;&quot;-&quot;&amp;[.G238]&amp;[.H238]&amp;[.I238]&amp;[.J238];[.C238]&amp;&quot;-&quot;&amp;[.K238]&amp;&quot;-&quot;&amp;[.L238])&amp;IF(LEN([.AB238]&amp;[.AC238]&amp;[.AD238]&amp;[.AE238])&gt;0;&quot;-&quot;&amp;[.AB238]&amp;[.AC238]&amp;[.AD238]&amp;[.AE23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9]&amp;[.H239]&amp;[.I239]&amp;[.J239])&gt;0;[.C239]&amp;&quot;-&quot;&amp;[.D239]&amp;&quot;-&quot;&amp;[.G239]&amp;[.H239]&amp;[.I239]&amp;[.J239];[.C239]&amp;&quot;-&quot;&amp;[.K239]&amp;&quot;-&quot;&amp;[.L239])&amp;IF(LEN([.AB239]&amp;[.AC239]&amp;[.AD239]&amp;[.AE239])&gt;0;&quot;-&quot;&amp;[.AB239]&amp;[.AC239]&amp;[.AD239]&amp;[.AE23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0]&amp;[.H240]&amp;[.I240]&amp;[.J240])&gt;0;[.C240]&amp;&quot;-&quot;&amp;[.D240]&amp;&quot;-&quot;&amp;[.G240]&amp;[.H240]&amp;[.I240]&amp;[.J240];[.C240]&amp;&quot;-&quot;&amp;[.K240]&amp;&quot;-&quot;&amp;[.L240])&amp;IF(LEN([.AB240]&amp;[.AC240]&amp;[.AD240]&amp;[.AE240])&gt;0;&quot;-&quot;&amp;[.AB240]&amp;[.AC240]&amp;[.AD240]&amp;[.AE24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1]&amp;[.H241]&amp;[.I241]&amp;[.J241])&gt;0;[.C241]&amp;&quot;-&quot;&amp;[.D241]&amp;&quot;-&quot;&amp;[.G241]&amp;[.H241]&amp;[.I241]&amp;[.J241];[.C241]&amp;&quot;-&quot;&amp;[.K241]&amp;&quot;-&quot;&amp;[.L241])&amp;IF(LEN([.AB241]&amp;[.AC241]&amp;[.AD241]&amp;[.AE241])&gt;0;&quot;-&quot;&amp;[.AB241]&amp;[.AC241]&amp;[.AD241]&amp;[.AE24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2]&amp;[.H242]&amp;[.I242]&amp;[.J242])&gt;0;[.C242]&amp;&quot;-&quot;&amp;[.D242]&amp;&quot;-&quot;&amp;[.G242]&amp;[.H242]&amp;[.I242]&amp;[.J242];[.C242]&amp;&quot;-&quot;&amp;[.K242]&amp;&quot;-&quot;&amp;[.L242])&amp;IF(LEN([.AB242]&amp;[.AC242]&amp;[.AD242]&amp;[.AE242])&gt;0;&quot;-&quot;&amp;[.AB242]&amp;[.AC242]&amp;[.AD242]&amp;[.AE24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3]&amp;[.H243]&amp;[.I243]&amp;[.J243])&gt;0;[.C243]&amp;&quot;-&quot;&amp;[.D243]&amp;&quot;-&quot;&amp;[.G243]&amp;[.H243]&amp;[.I243]&amp;[.J243];[.C243]&amp;&quot;-&quot;&amp;[.K243]&amp;&quot;-&quot;&amp;[.L243])&amp;IF(LEN([.AB243]&amp;[.AC243]&amp;[.AD243]&amp;[.AE243])&gt;0;&quot;-&quot;&amp;[.AB243]&amp;[.AC243]&amp;[.AD243]&amp;[.AE24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4]&amp;[.H244]&amp;[.I244]&amp;[.J244])&gt;0;[.C244]&amp;&quot;-&quot;&amp;[.D244]&amp;&quot;-&quot;&amp;[.G244]&amp;[.H244]&amp;[.I244]&amp;[.J244];[.C244]&amp;&quot;-&quot;&amp;[.K244]&amp;&quot;-&quot;&amp;[.L244])&amp;IF(LEN([.AB244]&amp;[.AC244]&amp;[.AD244]&amp;[.AE244])&gt;0;&quot;-&quot;&amp;[.AB244]&amp;[.AC244]&amp;[.AD244]&amp;[.AE24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5]&amp;[.H245]&amp;[.I245]&amp;[.J245])&gt;0;[.C245]&amp;&quot;-&quot;&amp;[.D245]&amp;&quot;-&quot;&amp;[.G245]&amp;[.H245]&amp;[.I245]&amp;[.J245];[.C245]&amp;&quot;-&quot;&amp;[.K245]&amp;&quot;-&quot;&amp;[.L245])&amp;IF(LEN([.AB245]&amp;[.AC245]&amp;[.AD245]&amp;[.AE245])&gt;0;&quot;-&quot;&amp;[.AB245]&amp;[.AC245]&amp;[.AD245]&amp;[.AE24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6]&amp;[.H246]&amp;[.I246]&amp;[.J246])&gt;0;[.C246]&amp;&quot;-&quot;&amp;[.D246]&amp;&quot;-&quot;&amp;[.G246]&amp;[.H246]&amp;[.I246]&amp;[.J246];[.C246]&amp;&quot;-&quot;&amp;[.K246]&amp;&quot;-&quot;&amp;[.L246])&amp;IF(LEN([.AB246]&amp;[.AC246]&amp;[.AD246]&amp;[.AE246])&gt;0;&quot;-&quot;&amp;[.AB246]&amp;[.AC246]&amp;[.AD246]&amp;[.AE24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7]&amp;[.H247]&amp;[.I247]&amp;[.J247])&gt;0;[.C247]&amp;&quot;-&quot;&amp;[.D247]&amp;&quot;-&quot;&amp;[.G247]&amp;[.H247]&amp;[.I247]&amp;[.J247];[.C247]&amp;&quot;-&quot;&amp;[.K247]&amp;&quot;-&quot;&amp;[.L247])&amp;IF(LEN([.AB247]&amp;[.AC247]&amp;[.AD247]&amp;[.AE247])&gt;0;&quot;-&quot;&amp;[.AB247]&amp;[.AC247]&amp;[.AD247]&amp;[.AE24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8]&amp;[.H248]&amp;[.I248]&amp;[.J248])&gt;0;[.C248]&amp;&quot;-&quot;&amp;[.D248]&amp;&quot;-&quot;&amp;[.G248]&amp;[.H248]&amp;[.I248]&amp;[.J248];[.C248]&amp;&quot;-&quot;&amp;[.K248]&amp;&quot;-&quot;&amp;[.L248])&amp;IF(LEN([.AB248]&amp;[.AC248]&amp;[.AD248]&amp;[.AE248])&gt;0;&quot;-&quot;&amp;[.AB248]&amp;[.AC248]&amp;[.AD248]&amp;[.AE24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9]&amp;[.H249]&amp;[.I249]&amp;[.J249])&gt;0;[.C249]&amp;&quot;-&quot;&amp;[.D249]&amp;&quot;-&quot;&amp;[.G249]&amp;[.H249]&amp;[.I249]&amp;[.J249];[.C249]&amp;&quot;-&quot;&amp;[.K249]&amp;&quot;-&quot;&amp;[.L249])&amp;IF(LEN([.AB249]&amp;[.AC249]&amp;[.AD249]&amp;[.AE249])&gt;0;&quot;-&quot;&amp;[.AB249]&amp;[.AC249]&amp;[.AD249]&amp;[.AE24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0]&amp;[.H250]&amp;[.I250]&amp;[.J250])&gt;0;[.C250]&amp;&quot;-&quot;&amp;[.D250]&amp;&quot;-&quot;&amp;[.G250]&amp;[.H250]&amp;[.I250]&amp;[.J250];[.C250]&amp;&quot;-&quot;&amp;[.K250]&amp;&quot;-&quot;&amp;[.L250])&amp;IF(LEN([.AB250]&amp;[.AC250]&amp;[.AD250]&amp;[.AE250])&gt;0;&quot;-&quot;&amp;[.AB250]&amp;[.AC250]&amp;[.AD250]&amp;[.AE25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1]&amp;[.H251]&amp;[.I251]&amp;[.J251])&gt;0;[.C251]&amp;&quot;-&quot;&amp;[.D251]&amp;&quot;-&quot;&amp;[.G251]&amp;[.H251]&amp;[.I251]&amp;[.J251];[.C251]&amp;&quot;-&quot;&amp;[.K251]&amp;&quot;-&quot;&amp;[.L251])&amp;IF(LEN([.AB251]&amp;[.AC251]&amp;[.AD251]&amp;[.AE251])&gt;0;&quot;-&quot;&amp;[.AB251]&amp;[.AC251]&amp;[.AD251]&amp;[.AE25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2]&amp;[.H252]&amp;[.I252]&amp;[.J252])&gt;0;[.C252]&amp;&quot;-&quot;&amp;[.D252]&amp;&quot;-&quot;&amp;[.G252]&amp;[.H252]&amp;[.I252]&amp;[.J252];[.C252]&amp;&quot;-&quot;&amp;[.K252]&amp;&quot;-&quot;&amp;[.L252])&amp;IF(LEN([.AB252]&amp;[.AC252]&amp;[.AD252]&amp;[.AE252])&gt;0;&quot;-&quot;&amp;[.AB252]&amp;[.AC252]&amp;[.AD252]&amp;[.AE25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3]&amp;[.H253]&amp;[.I253]&amp;[.J253])&gt;0;[.C253]&amp;&quot;-&quot;&amp;[.D253]&amp;&quot;-&quot;&amp;[.G253]&amp;[.H253]&amp;[.I253]&amp;[.J253];[.C253]&amp;&quot;-&quot;&amp;[.K253]&amp;&quot;-&quot;&amp;[.L253])&amp;IF(LEN([.AB253]&amp;[.AC253]&amp;[.AD253]&amp;[.AE253])&gt;0;&quot;-&quot;&amp;[.AB253]&amp;[.AC253]&amp;[.AD253]&amp;[.AE25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4]&amp;[.H254]&amp;[.I254]&amp;[.J254])&gt;0;[.C254]&amp;&quot;-&quot;&amp;[.D254]&amp;&quot;-&quot;&amp;[.G254]&amp;[.H254]&amp;[.I254]&amp;[.J254];[.C254]&amp;&quot;-&quot;&amp;[.K254]&amp;&quot;-&quot;&amp;[.L254])&amp;IF(LEN([.AB254]&amp;[.AC254]&amp;[.AD254]&amp;[.AE254])&gt;0;&quot;-&quot;&amp;[.AB254]&amp;[.AC254]&amp;[.AD254]&amp;[.AE25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5]&amp;[.H255]&amp;[.I255]&amp;[.J255])&gt;0;[.C255]&amp;&quot;-&quot;&amp;[.D255]&amp;&quot;-&quot;&amp;[.G255]&amp;[.H255]&amp;[.I255]&amp;[.J255];[.C255]&amp;&quot;-&quot;&amp;[.K255]&amp;&quot;-&quot;&amp;[.L255])&amp;IF(LEN([.AB255]&amp;[.AC255]&amp;[.AD255]&amp;[.AE255])&gt;0;&quot;-&quot;&amp;[.AB255]&amp;[.AC255]&amp;[.AD255]&amp;[.AE25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6]&amp;[.H256]&amp;[.I256]&amp;[.J256])&gt;0;[.C256]&amp;&quot;-&quot;&amp;[.D256]&amp;&quot;-&quot;&amp;[.G256]&amp;[.H256]&amp;[.I256]&amp;[.J256];[.C256]&amp;&quot;-&quot;&amp;[.K256]&amp;&quot;-&quot;&amp;[.L256])&amp;IF(LEN([.AB256]&amp;[.AC256]&amp;[.AD256]&amp;[.AE256])&gt;0;&quot;-&quot;&amp;[.AB256]&amp;[.AC256]&amp;[.AD256]&amp;[.AE25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7]&amp;[.H257]&amp;[.I257]&amp;[.J257])&gt;0;[.C257]&amp;&quot;-&quot;&amp;[.D257]&amp;&quot;-&quot;&amp;[.G257]&amp;[.H257]&amp;[.I257]&amp;[.J257];[.C257]&amp;&quot;-&quot;&amp;[.K257]&amp;&quot;-&quot;&amp;[.L257])&amp;IF(LEN([.AB257]&amp;[.AC257]&amp;[.AD257]&amp;[.AE257])&gt;0;&quot;-&quot;&amp;[.AB257]&amp;[.AC257]&amp;[.AD257]&amp;[.AE25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8]&amp;[.H258]&amp;[.I258]&amp;[.J258])&gt;0;[.C258]&amp;&quot;-&quot;&amp;[.D258]&amp;&quot;-&quot;&amp;[.G258]&amp;[.H258]&amp;[.I258]&amp;[.J258];[.C258]&amp;&quot;-&quot;&amp;[.K258]&amp;&quot;-&quot;&amp;[.L258])&amp;IF(LEN([.AB258]&amp;[.AC258]&amp;[.AD258]&amp;[.AE258])&gt;0;&quot;-&quot;&amp;[.AB258]&amp;[.AC258]&amp;[.AD258]&amp;[.AE25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9]&amp;[.H259]&amp;[.I259]&amp;[.J259])&gt;0;[.C259]&amp;&quot;-&quot;&amp;[.D259]&amp;&quot;-&quot;&amp;[.G259]&amp;[.H259]&amp;[.I259]&amp;[.J259];[.C259]&amp;&quot;-&quot;&amp;[.K259]&amp;&quot;-&quot;&amp;[.L259])&amp;IF(LEN([.AB259]&amp;[.AC259]&amp;[.AD259]&amp;[.AE259])&gt;0;&quot;-&quot;&amp;[.AB259]&amp;[.AC259]&amp;[.AD259]&amp;[.AE25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0]&amp;[.H260]&amp;[.I260]&amp;[.J260])&gt;0;[.C260]&amp;&quot;-&quot;&amp;[.D260]&amp;&quot;-&quot;&amp;[.G260]&amp;[.H260]&amp;[.I260]&amp;[.J260];[.C260]&amp;&quot;-&quot;&amp;[.K260]&amp;&quot;-&quot;&amp;[.L260])&amp;IF(LEN([.AB260]&amp;[.AC260]&amp;[.AD260]&amp;[.AE260])&gt;0;&quot;-&quot;&amp;[.AB260]&amp;[.AC260]&amp;[.AD260]&amp;[.AE26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1]&amp;[.H261]&amp;[.I261]&amp;[.J261])&gt;0;[.C261]&amp;&quot;-&quot;&amp;[.D261]&amp;&quot;-&quot;&amp;[.G261]&amp;[.H261]&amp;[.I261]&amp;[.J261];[.C261]&amp;&quot;-&quot;&amp;[.K261]&amp;&quot;-&quot;&amp;[.L261])&amp;IF(LEN([.AB261]&amp;[.AC261]&amp;[.AD261]&amp;[.AE261])&gt;0;&quot;-&quot;&amp;[.AB261]&amp;[.AC261]&amp;[.AD261]&amp;[.AE26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2]&amp;[.H262]&amp;[.I262]&amp;[.J262])&gt;0;[.C262]&amp;&quot;-&quot;&amp;[.D262]&amp;&quot;-&quot;&amp;[.G262]&amp;[.H262]&amp;[.I262]&amp;[.J262];[.C262]&amp;&quot;-&quot;&amp;[.K262]&amp;&quot;-&quot;&amp;[.L262])&amp;IF(LEN([.AB262]&amp;[.AC262]&amp;[.AD262]&amp;[.AE262])&gt;0;&quot;-&quot;&amp;[.AB262]&amp;[.AC262]&amp;[.AD262]&amp;[.AE26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3]&amp;[.H263]&amp;[.I263]&amp;[.J263])&gt;0;[.C263]&amp;&quot;-&quot;&amp;[.D263]&amp;&quot;-&quot;&amp;[.G263]&amp;[.H263]&amp;[.I263]&amp;[.J263];[.C263]&amp;&quot;-&quot;&amp;[.K263]&amp;&quot;-&quot;&amp;[.L263])&amp;IF(LEN([.AB263]&amp;[.AC263]&amp;[.AD263]&amp;[.AE263])&gt;0;&quot;-&quot;&amp;[.AB263]&amp;[.AC263]&amp;[.AD263]&amp;[.AE26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4]&amp;[.H264]&amp;[.I264]&amp;[.J264])&gt;0;[.C264]&amp;&quot;-&quot;&amp;[.D264]&amp;&quot;-&quot;&amp;[.G264]&amp;[.H264]&amp;[.I264]&amp;[.J264];[.C264]&amp;&quot;-&quot;&amp;[.K264]&amp;&quot;-&quot;&amp;[.L264])&amp;IF(LEN([.AB264]&amp;[.AC264]&amp;[.AD264]&amp;[.AE264])&gt;0;&quot;-&quot;&amp;[.AB264]&amp;[.AC264]&amp;[.AD264]&amp;[.AE26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5]&amp;[.H265]&amp;[.I265]&amp;[.J265])&gt;0;[.C265]&amp;&quot;-&quot;&amp;[.D265]&amp;&quot;-&quot;&amp;[.G265]&amp;[.H265]&amp;[.I265]&amp;[.J265];[.C265]&amp;&quot;-&quot;&amp;[.K265]&amp;&quot;-&quot;&amp;[.L265])&amp;IF(LEN([.AB265]&amp;[.AC265]&amp;[.AD265]&amp;[.AE265])&gt;0;&quot;-&quot;&amp;[.AB265]&amp;[.AC265]&amp;[.AD265]&amp;[.AE26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6]&amp;[.H266]&amp;[.I266]&amp;[.J266])&gt;0;[.C266]&amp;&quot;-&quot;&amp;[.D266]&amp;&quot;-&quot;&amp;[.G266]&amp;[.H266]&amp;[.I266]&amp;[.J266];[.C266]&amp;&quot;-&quot;&amp;[.K266]&amp;&quot;-&quot;&amp;[.L266])&amp;IF(LEN([.AB266]&amp;[.AC266]&amp;[.AD266]&amp;[.AE266])&gt;0;&quot;-&quot;&amp;[.AB266]&amp;[.AC266]&amp;[.AD266]&amp;[.AE26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7]&amp;[.H267]&amp;[.I267]&amp;[.J267])&gt;0;[.C267]&amp;&quot;-&quot;&amp;[.D267]&amp;&quot;-&quot;&amp;[.G267]&amp;[.H267]&amp;[.I267]&amp;[.J267];[.C267]&amp;&quot;-&quot;&amp;[.K267]&amp;&quot;-&quot;&amp;[.L267])&amp;IF(LEN([.AB267]&amp;[.AC267]&amp;[.AD267]&amp;[.AE267])&gt;0;&quot;-&quot;&amp;[.AB267]&amp;[.AC267]&amp;[.AD267]&amp;[.AE26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8]&amp;[.H268]&amp;[.I268]&amp;[.J268])&gt;0;[.C268]&amp;&quot;-&quot;&amp;[.D268]&amp;&quot;-&quot;&amp;[.G268]&amp;[.H268]&amp;[.I268]&amp;[.J268];[.C268]&amp;&quot;-&quot;&amp;[.K268]&amp;&quot;-&quot;&amp;[.L268])&amp;IF(LEN([.AB268]&amp;[.AC268]&amp;[.AD268]&amp;[.AE268])&gt;0;&quot;-&quot;&amp;[.AB268]&amp;[.AC268]&amp;[.AD268]&amp;[.AE26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9]&amp;[.H269]&amp;[.I269]&amp;[.J269])&gt;0;[.C269]&amp;&quot;-&quot;&amp;[.D269]&amp;&quot;-&quot;&amp;[.G269]&amp;[.H269]&amp;[.I269]&amp;[.J269];[.C269]&amp;&quot;-&quot;&amp;[.K269]&amp;&quot;-&quot;&amp;[.L269])&amp;IF(LEN([.AB269]&amp;[.AC269]&amp;[.AD269]&amp;[.AE269])&gt;0;&quot;-&quot;&amp;[.AB269]&amp;[.AC269]&amp;[.AD269]&amp;[.AE26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0]&amp;[.H270]&amp;[.I270]&amp;[.J270])&gt;0;[.C270]&amp;&quot;-&quot;&amp;[.D270]&amp;&quot;-&quot;&amp;[.G270]&amp;[.H270]&amp;[.I270]&amp;[.J270];[.C270]&amp;&quot;-&quot;&amp;[.K270]&amp;&quot;-&quot;&amp;[.L270])&amp;IF(LEN([.AB270]&amp;[.AC270]&amp;[.AD270]&amp;[.AE270])&gt;0;&quot;-&quot;&amp;[.AB270]&amp;[.AC270]&amp;[.AD270]&amp;[.AE27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1]&amp;[.H271]&amp;[.I271]&amp;[.J271])&gt;0;[.C271]&amp;&quot;-&quot;&amp;[.D271]&amp;&quot;-&quot;&amp;[.G271]&amp;[.H271]&amp;[.I271]&amp;[.J271];[.C271]&amp;&quot;-&quot;&amp;[.K271]&amp;&quot;-&quot;&amp;[.L271])&amp;IF(LEN([.AB271]&amp;[.AC271]&amp;[.AD271]&amp;[.AE271])&gt;0;&quot;-&quot;&amp;[.AB271]&amp;[.AC271]&amp;[.AD271]&amp;[.AE27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2]&amp;[.H272]&amp;[.I272]&amp;[.J272])&gt;0;[.C272]&amp;&quot;-&quot;&amp;[.D272]&amp;&quot;-&quot;&amp;[.G272]&amp;[.H272]&amp;[.I272]&amp;[.J272];[.C272]&amp;&quot;-&quot;&amp;[.K272]&amp;&quot;-&quot;&amp;[.L272])&amp;IF(LEN([.AB272]&amp;[.AC272]&amp;[.AD272]&amp;[.AE272])&gt;0;&quot;-&quot;&amp;[.AB272]&amp;[.AC272]&amp;[.AD272]&amp;[.AE27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3]&amp;[.H273]&amp;[.I273]&amp;[.J273])&gt;0;[.C273]&amp;&quot;-&quot;&amp;[.D273]&amp;&quot;-&quot;&amp;[.G273]&amp;[.H273]&amp;[.I273]&amp;[.J273];[.C273]&amp;&quot;-&quot;&amp;[.K273]&amp;&quot;-&quot;&amp;[.L273])&amp;IF(LEN([.AB273]&amp;[.AC273]&amp;[.AD273]&amp;[.AE273])&gt;0;&quot;-&quot;&amp;[.AB273]&amp;[.AC273]&amp;[.AD273]&amp;[.AE27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4]&amp;[.H274]&amp;[.I274]&amp;[.J274])&gt;0;[.C274]&amp;&quot;-&quot;&amp;[.D274]&amp;&quot;-&quot;&amp;[.G274]&amp;[.H274]&amp;[.I274]&amp;[.J274];[.C274]&amp;&quot;-&quot;&amp;[.K274]&amp;&quot;-&quot;&amp;[.L274])&amp;IF(LEN([.AB274]&amp;[.AC274]&amp;[.AD274]&amp;[.AE274])&gt;0;&quot;-&quot;&amp;[.AB274]&amp;[.AC274]&amp;[.AD274]&amp;[.AE27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5]&amp;[.H275]&amp;[.I275]&amp;[.J275])&gt;0;[.C275]&amp;&quot;-&quot;&amp;[.D275]&amp;&quot;-&quot;&amp;[.G275]&amp;[.H275]&amp;[.I275]&amp;[.J275];[.C275]&amp;&quot;-&quot;&amp;[.K275]&amp;&quot;-&quot;&amp;[.L275])&amp;IF(LEN([.AB275]&amp;[.AC275]&amp;[.AD275]&amp;[.AE275])&gt;0;&quot;-&quot;&amp;[.AB275]&amp;[.AC275]&amp;[.AD275]&amp;[.AE27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6]&amp;[.H276]&amp;[.I276]&amp;[.J276])&gt;0;[.C276]&amp;&quot;-&quot;&amp;[.D276]&amp;&quot;-&quot;&amp;[.G276]&amp;[.H276]&amp;[.I276]&amp;[.J276];[.C276]&amp;&quot;-&quot;&amp;[.K276]&amp;&quot;-&quot;&amp;[.L276])&amp;IF(LEN([.AB276]&amp;[.AC276]&amp;[.AD276]&amp;[.AE276])&gt;0;&quot;-&quot;&amp;[.AB276]&amp;[.AC276]&amp;[.AD276]&amp;[.AE27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7]&amp;[.H277]&amp;[.I277]&amp;[.J277])&gt;0;[.C277]&amp;&quot;-&quot;&amp;[.D277]&amp;&quot;-&quot;&amp;[.G277]&amp;[.H277]&amp;[.I277]&amp;[.J277];[.C277]&amp;&quot;-&quot;&amp;[.K277]&amp;&quot;-&quot;&amp;[.L277])&amp;IF(LEN([.AB277]&amp;[.AC277]&amp;[.AD277]&amp;[.AE277])&gt;0;&quot;-&quot;&amp;[.AB277]&amp;[.AC277]&amp;[.AD277]&amp;[.AE27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8]&amp;[.H278]&amp;[.I278]&amp;[.J278])&gt;0;[.C278]&amp;&quot;-&quot;&amp;[.D278]&amp;&quot;-&quot;&amp;[.G278]&amp;[.H278]&amp;[.I278]&amp;[.J278];[.C278]&amp;&quot;-&quot;&amp;[.K278]&amp;&quot;-&quot;&amp;[.L278])&amp;IF(LEN([.AB278]&amp;[.AC278]&amp;[.AD278]&amp;[.AE278])&gt;0;&quot;-&quot;&amp;[.AB278]&amp;[.AC278]&amp;[.AD278]&amp;[.AE27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9]&amp;[.H279]&amp;[.I279]&amp;[.J279])&gt;0;[.C279]&amp;&quot;-&quot;&amp;[.D279]&amp;&quot;-&quot;&amp;[.G279]&amp;[.H279]&amp;[.I279]&amp;[.J279];[.C279]&amp;&quot;-&quot;&amp;[.K279]&amp;&quot;-&quot;&amp;[.L279])&amp;IF(LEN([.AB279]&amp;[.AC279]&amp;[.AD279]&amp;[.AE279])&gt;0;&quot;-&quot;&amp;[.AB279]&amp;[.AC279]&amp;[.AD279]&amp;[.AE27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0]&amp;[.H280]&amp;[.I280]&amp;[.J280])&gt;0;[.C280]&amp;&quot;-&quot;&amp;[.D280]&amp;&quot;-&quot;&amp;[.G280]&amp;[.H280]&amp;[.I280]&amp;[.J280];[.C280]&amp;&quot;-&quot;&amp;[.K280]&amp;&quot;-&quot;&amp;[.L280])&amp;IF(LEN([.AB280]&amp;[.AC280]&amp;[.AD280]&amp;[.AE280])&gt;0;&quot;-&quot;&amp;[.AB280]&amp;[.AC280]&amp;[.AD280]&amp;[.AE28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1]&amp;[.H281]&amp;[.I281]&amp;[.J281])&gt;0;[.C281]&amp;&quot;-&quot;&amp;[.D281]&amp;&quot;-&quot;&amp;[.G281]&amp;[.H281]&amp;[.I281]&amp;[.J281];[.C281]&amp;&quot;-&quot;&amp;[.K281]&amp;&quot;-&quot;&amp;[.L281])&amp;IF(LEN([.AB281]&amp;[.AC281]&amp;[.AD281]&amp;[.AE281])&gt;0;&quot;-&quot;&amp;[.AB281]&amp;[.AC281]&amp;[.AD281]&amp;[.AE28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2]&amp;[.H282]&amp;[.I282]&amp;[.J282])&gt;0;[.C282]&amp;&quot;-&quot;&amp;[.D282]&amp;&quot;-&quot;&amp;[.G282]&amp;[.H282]&amp;[.I282]&amp;[.J282];[.C282]&amp;&quot;-&quot;&amp;[.K282]&amp;&quot;-&quot;&amp;[.L282])&amp;IF(LEN([.AB282]&amp;[.AC282]&amp;[.AD282]&amp;[.AE282])&gt;0;&quot;-&quot;&amp;[.AB282]&amp;[.AC282]&amp;[.AD282]&amp;[.AE28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3]&amp;[.H283]&amp;[.I283]&amp;[.J283])&gt;0;[.C283]&amp;&quot;-&quot;&amp;[.D283]&amp;&quot;-&quot;&amp;[.G283]&amp;[.H283]&amp;[.I283]&amp;[.J283];[.C283]&amp;&quot;-&quot;&amp;[.K283]&amp;&quot;-&quot;&amp;[.L283])&amp;IF(LEN([.AB283]&amp;[.AC283]&amp;[.AD283]&amp;[.AE283])&gt;0;&quot;-&quot;&amp;[.AB283]&amp;[.AC283]&amp;[.AD283]&amp;[.AE28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4]&amp;[.H284]&amp;[.I284]&amp;[.J284])&gt;0;[.C284]&amp;&quot;-&quot;&amp;[.D284]&amp;&quot;-&quot;&amp;[.G284]&amp;[.H284]&amp;[.I284]&amp;[.J284];[.C284]&amp;&quot;-&quot;&amp;[.K284]&amp;&quot;-&quot;&amp;[.L284])&amp;IF(LEN([.AB284]&amp;[.AC284]&amp;[.AD284]&amp;[.AE284])&gt;0;&quot;-&quot;&amp;[.AB284]&amp;[.AC284]&amp;[.AD284]&amp;[.AE28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5]&amp;[.H285]&amp;[.I285]&amp;[.J285])&gt;0;[.C285]&amp;&quot;-&quot;&amp;[.D285]&amp;&quot;-&quot;&amp;[.G285]&amp;[.H285]&amp;[.I285]&amp;[.J285];[.C285]&amp;&quot;-&quot;&amp;[.K285]&amp;&quot;-&quot;&amp;[.L285])&amp;IF(LEN([.AB285]&amp;[.AC285]&amp;[.AD285]&amp;[.AE285])&gt;0;&quot;-&quot;&amp;[.AB285]&amp;[.AC285]&amp;[.AD285]&amp;[.AE28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6]&amp;[.H286]&amp;[.I286]&amp;[.J286])&gt;0;[.C286]&amp;&quot;-&quot;&amp;[.D286]&amp;&quot;-&quot;&amp;[.G286]&amp;[.H286]&amp;[.I286]&amp;[.J286];[.C286]&amp;&quot;-&quot;&amp;[.K286]&amp;&quot;-&quot;&amp;[.L286])&amp;IF(LEN([.AB286]&amp;[.AC286]&amp;[.AD286]&amp;[.AE286])&gt;0;&quot;-&quot;&amp;[.AB286]&amp;[.AC286]&amp;[.AD286]&amp;[.AE28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7]&amp;[.H287]&amp;[.I287]&amp;[.J287])&gt;0;[.C287]&amp;&quot;-&quot;&amp;[.D287]&amp;&quot;-&quot;&amp;[.G287]&amp;[.H287]&amp;[.I287]&amp;[.J287];[.C287]&amp;&quot;-&quot;&amp;[.K287]&amp;&quot;-&quot;&amp;[.L287])&amp;IF(LEN([.AB287]&amp;[.AC287]&amp;[.AD287]&amp;[.AE287])&gt;0;&quot;-&quot;&amp;[.AB287]&amp;[.AC287]&amp;[.AD287]&amp;[.AE28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8]&amp;[.H288]&amp;[.I288]&amp;[.J288])&gt;0;[.C288]&amp;&quot;-&quot;&amp;[.D288]&amp;&quot;-&quot;&amp;[.G288]&amp;[.H288]&amp;[.I288]&amp;[.J288];[.C288]&amp;&quot;-&quot;&amp;[.K288]&amp;&quot;-&quot;&amp;[.L288])&amp;IF(LEN([.AB288]&amp;[.AC288]&amp;[.AD288]&amp;[.AE288])&gt;0;&quot;-&quot;&amp;[.AB288]&amp;[.AC288]&amp;[.AD288]&amp;[.AE28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9]&amp;[.H289]&amp;[.I289]&amp;[.J289])&gt;0;[.C289]&amp;&quot;-&quot;&amp;[.D289]&amp;&quot;-&quot;&amp;[.G289]&amp;[.H289]&amp;[.I289]&amp;[.J289];[.C289]&amp;&quot;-&quot;&amp;[.K289]&amp;&quot;-&quot;&amp;[.L289])&amp;IF(LEN([.AB289]&amp;[.AC289]&amp;[.AD289]&amp;[.AE289])&gt;0;&quot;-&quot;&amp;[.AB289]&amp;[.AC289]&amp;[.AD289]&amp;[.AE28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0]&amp;[.H290]&amp;[.I290]&amp;[.J290])&gt;0;[.C290]&amp;&quot;-&quot;&amp;[.D290]&amp;&quot;-&quot;&amp;[.G290]&amp;[.H290]&amp;[.I290]&amp;[.J290];[.C290]&amp;&quot;-&quot;&amp;[.K290]&amp;&quot;-&quot;&amp;[.L290])&amp;IF(LEN([.AB290]&amp;[.AC290]&amp;[.AD290]&amp;[.AE290])&gt;0;&quot;-&quot;&amp;[.AB290]&amp;[.AC290]&amp;[.AD290]&amp;[.AE29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1]&amp;[.H291]&amp;[.I291]&amp;[.J291])&gt;0;[.C291]&amp;&quot;-&quot;&amp;[.D291]&amp;&quot;-&quot;&amp;[.G291]&amp;[.H291]&amp;[.I291]&amp;[.J291];[.C291]&amp;&quot;-&quot;&amp;[.K291]&amp;&quot;-&quot;&amp;[.L291])&amp;IF(LEN([.AB291]&amp;[.AC291]&amp;[.AD291]&amp;[.AE291])&gt;0;&quot;-&quot;&amp;[.AB291]&amp;[.AC291]&amp;[.AD291]&amp;[.AE29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2]&amp;[.H292]&amp;[.I292]&amp;[.J292])&gt;0;[.C292]&amp;&quot;-&quot;&amp;[.D292]&amp;&quot;-&quot;&amp;[.G292]&amp;[.H292]&amp;[.I292]&amp;[.J292];[.C292]&amp;&quot;-&quot;&amp;[.K292]&amp;&quot;-&quot;&amp;[.L292])&amp;IF(LEN([.AB292]&amp;[.AC292]&amp;[.AD292]&amp;[.AE292])&gt;0;&quot;-&quot;&amp;[.AB292]&amp;[.AC292]&amp;[.AD292]&amp;[.AE29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3]&amp;[.H293]&amp;[.I293]&amp;[.J293])&gt;0;[.C293]&amp;&quot;-&quot;&amp;[.D293]&amp;&quot;-&quot;&amp;[.G293]&amp;[.H293]&amp;[.I293]&amp;[.J293];[.C293]&amp;&quot;-&quot;&amp;[.K293]&amp;&quot;-&quot;&amp;[.L293])&amp;IF(LEN([.AB293]&amp;[.AC293]&amp;[.AD293]&amp;[.AE293])&gt;0;&quot;-&quot;&amp;[.AB293]&amp;[.AC293]&amp;[.AD293]&amp;[.AE29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4]&amp;[.H294]&amp;[.I294]&amp;[.J294])&gt;0;[.C294]&amp;&quot;-&quot;&amp;[.D294]&amp;&quot;-&quot;&amp;[.G294]&amp;[.H294]&amp;[.I294]&amp;[.J294];[.C294]&amp;&quot;-&quot;&amp;[.K294]&amp;&quot;-&quot;&amp;[.L294])&amp;IF(LEN([.AB294]&amp;[.AC294]&amp;[.AD294]&amp;[.AE294])&gt;0;&quot;-&quot;&amp;[.AB294]&amp;[.AC294]&amp;[.AD294]&amp;[.AE29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5]&amp;[.H295]&amp;[.I295]&amp;[.J295])&gt;0;[.C295]&amp;&quot;-&quot;&amp;[.D295]&amp;&quot;-&quot;&amp;[.G295]&amp;[.H295]&amp;[.I295]&amp;[.J295];[.C295]&amp;&quot;-&quot;&amp;[.K295]&amp;&quot;-&quot;&amp;[.L295])&amp;IF(LEN([.AB295]&amp;[.AC295]&amp;[.AD295]&amp;[.AE295])&gt;0;&quot;-&quot;&amp;[.AB295]&amp;[.AC295]&amp;[.AD295]&amp;[.AE29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6]&amp;[.H296]&amp;[.I296]&amp;[.J296])&gt;0;[.C296]&amp;&quot;-&quot;&amp;[.D296]&amp;&quot;-&quot;&amp;[.G296]&amp;[.H296]&amp;[.I296]&amp;[.J296];[.C296]&amp;&quot;-&quot;&amp;[.K296]&amp;&quot;-&quot;&amp;[.L296])&amp;IF(LEN([.AB296]&amp;[.AC296]&amp;[.AD296]&amp;[.AE296])&gt;0;&quot;-&quot;&amp;[.AB296]&amp;[.AC296]&amp;[.AD296]&amp;[.AE29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7]&amp;[.H297]&amp;[.I297]&amp;[.J297])&gt;0;[.C297]&amp;&quot;-&quot;&amp;[.D297]&amp;&quot;-&quot;&amp;[.G297]&amp;[.H297]&amp;[.I297]&amp;[.J297];[.C297]&amp;&quot;-&quot;&amp;[.K297]&amp;&quot;-&quot;&amp;[.L297])&amp;IF(LEN([.AB297]&amp;[.AC297]&amp;[.AD297]&amp;[.AE297])&gt;0;&quot;-&quot;&amp;[.AB297]&amp;[.AC297]&amp;[.AD297]&amp;[.AE29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8]&amp;[.H298]&amp;[.I298]&amp;[.J298])&gt;0;[.C298]&amp;&quot;-&quot;&amp;[.D298]&amp;&quot;-&quot;&amp;[.G298]&amp;[.H298]&amp;[.I298]&amp;[.J298];[.C298]&amp;&quot;-&quot;&amp;[.K298]&amp;&quot;-&quot;&amp;[.L298])&amp;IF(LEN([.AB298]&amp;[.AC298]&amp;[.AD298]&amp;[.AE298])&gt;0;&quot;-&quot;&amp;[.AB298]&amp;[.AC298]&amp;[.AD298]&amp;[.AE29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9]&amp;[.H299]&amp;[.I299]&amp;[.J299])&gt;0;[.C299]&amp;&quot;-&quot;&amp;[.D299]&amp;&quot;-&quot;&amp;[.G299]&amp;[.H299]&amp;[.I299]&amp;[.J299];[.C299]&amp;&quot;-&quot;&amp;[.K299]&amp;&quot;-&quot;&amp;[.L299])&amp;IF(LEN([.AB299]&amp;[.AC299]&amp;[.AD299]&amp;[.AE299])&gt;0;&quot;-&quot;&amp;[.AB299]&amp;[.AC299]&amp;[.AD299]&amp;[.AE29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0]&amp;[.H300]&amp;[.I300]&amp;[.J300])&gt;0;[.C300]&amp;&quot;-&quot;&amp;[.D300]&amp;&quot;-&quot;&amp;[.G300]&amp;[.H300]&amp;[.I300]&amp;[.J300];[.C300]&amp;&quot;-&quot;&amp;[.K300]&amp;&quot;-&quot;&amp;[.L300])&amp;IF(LEN([.AB300]&amp;[.AC300]&amp;[.AD300]&amp;[.AE300])&gt;0;&quot;-&quot;&amp;[.AB300]&amp;[.AC300]&amp;[.AD300]&amp;[.AE30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1]&amp;[.H301]&amp;[.I301]&amp;[.J301])&gt;0;[.C301]&amp;&quot;-&quot;&amp;[.D301]&amp;&quot;-&quot;&amp;[.G301]&amp;[.H301]&amp;[.I301]&amp;[.J301];[.C301]&amp;&quot;-&quot;&amp;[.K301]&amp;&quot;-&quot;&amp;[.L301])&amp;IF(LEN([.AB301]&amp;[.AC301]&amp;[.AD301]&amp;[.AE301])&gt;0;&quot;-&quot;&amp;[.AB301]&amp;[.AC301]&amp;[.AD301]&amp;[.AE30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2]&amp;[.H302]&amp;[.I302]&amp;[.J302])&gt;0;[.C302]&amp;&quot;-&quot;&amp;[.D302]&amp;&quot;-&quot;&amp;[.G302]&amp;[.H302]&amp;[.I302]&amp;[.J302];[.C302]&amp;&quot;-&quot;&amp;[.K302]&amp;&quot;-&quot;&amp;[.L302])&amp;IF(LEN([.AB302]&amp;[.AC302]&amp;[.AD302]&amp;[.AE302])&gt;0;&quot;-&quot;&amp;[.AB302]&amp;[.AC302]&amp;[.AD302]&amp;[.AE30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3]&amp;[.H303]&amp;[.I303]&amp;[.J303])&gt;0;[.C303]&amp;&quot;-&quot;&amp;[.D303]&amp;&quot;-&quot;&amp;[.G303]&amp;[.H303]&amp;[.I303]&amp;[.J303];[.C303]&amp;&quot;-&quot;&amp;[.K303]&amp;&quot;-&quot;&amp;[.L303])&amp;IF(LEN([.AB303]&amp;[.AC303]&amp;[.AD303]&amp;[.AE303])&gt;0;&quot;-&quot;&amp;[.AB303]&amp;[.AC303]&amp;[.AD303]&amp;[.AE30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4]&amp;[.H304]&amp;[.I304]&amp;[.J304])&gt;0;[.C304]&amp;&quot;-&quot;&amp;[.D304]&amp;&quot;-&quot;&amp;[.G304]&amp;[.H304]&amp;[.I304]&amp;[.J304];[.C304]&amp;&quot;-&quot;&amp;[.K304]&amp;&quot;-&quot;&amp;[.L304])&amp;IF(LEN([.AB304]&amp;[.AC304]&amp;[.AD304]&amp;[.AE304])&gt;0;&quot;-&quot;&amp;[.AB304]&amp;[.AC304]&amp;[.AD304]&amp;[.AE30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5]&amp;[.H305]&amp;[.I305]&amp;[.J305])&gt;0;[.C305]&amp;&quot;-&quot;&amp;[.D305]&amp;&quot;-&quot;&amp;[.G305]&amp;[.H305]&amp;[.I305]&amp;[.J305];[.C305]&amp;&quot;-&quot;&amp;[.K305]&amp;&quot;-&quot;&amp;[.L305])&amp;IF(LEN([.AB305]&amp;[.AC305]&amp;[.AD305]&amp;[.AE305])&gt;0;&quot;-&quot;&amp;[.AB305]&amp;[.AC305]&amp;[.AD305]&amp;[.AE30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6]&amp;[.H306]&amp;[.I306]&amp;[.J306])&gt;0;[.C306]&amp;&quot;-&quot;&amp;[.D306]&amp;&quot;-&quot;&amp;[.G306]&amp;[.H306]&amp;[.I306]&amp;[.J306];[.C306]&amp;&quot;-&quot;&amp;[.K306]&amp;&quot;-&quot;&amp;[.L306])&amp;IF(LEN([.AB306]&amp;[.AC306]&amp;[.AD306]&amp;[.AE306])&gt;0;&quot;-&quot;&amp;[.AB306]&amp;[.AC306]&amp;[.AD306]&amp;[.AE30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1" table:number-columns-repeated="3"/>
          <table:table-cell table:style-name="ce8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style-name="ce26"/>
          <table:table-cell table:style-name="ce41" table:number-columns-repeated="14"/>
          <table:table-cell table:style-name="ce74"/>
          <table:table-cell table:style-name="ce41" table:number-columns-repeated="6"/>
          <table:table-cell table:style-name="ce107" table:number-columns-repeated="5"/>
          <table:table-cell table:style-name="ce41" table:number-columns-repeated="4"/>
          <table:table-cell table:number-columns-repeated="993"/>
        </table:table-row>
        <table:table-row table:style-name="ro2" table:number-rows-repeated="104826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91" office:value-type="float" office:value="0">
            <text:p>0</text:p>
          </table:table-cell>
          <table:table-cell table:style-name="ce53" table:number-columns-repeated="1022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88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89" table:number-columns-repeated="2" table:default-cell-style-name="ce59"/>
        <table:table-column table:style-name="co13" table:number-columns-repeated="1007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21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1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18"/>
          <table:table-cell table:style-name="ce118" office:value-type="float" office:value="1"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number-columns-repeated="3" table:style-name="ce118" office:value-type="float" office:value="1">
            <text:p>1</text:p>
          </table:table-cell>
          <table:table-cell table:style-name="ce118"/>
          <table:table-cell table:style-name="ce102"/>
          <table:table-cell table:style-name="ce120" office:value-type="string">
            <text:p>TEMP</text:p>
          </table:table-cell>
          <table:table-cell table:style-name="ce102"/>
          <table:table-cell table:style-name="ce118"/>
          <table:table-cell table:style-name="ce118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8" office:value-type="string">
            <text:p>walk</text:p>
          </table:table-cell>
          <table:table-cell table:style-name="ce117" office:value-type="string">
            <text:p>Walk to</text:p>
          </table:table-cell>
          <table:table-cell table:style-name="ce117" office:value-type="string">
            <text:p>DEFAULT</text:p>
          </table:table-cell>
          <table:table-cell table:style-name="ce119"/>
          <table:table-cell table:number-columns-repeated="5"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table:number-columns-repeated="2"/>
          <table:table-cell table:style-name="ce117" table:number-columns-repeated="3"/>
          <table:table-cell table:style-name="ce119" table:number-columns-repeated="2"/>
          <table:table-cell table:style-name="ce117" table:number-columns-repeated="1007"/>
        </table:table-row>
        <table:table-row table:style-name="ro2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18"/>
          <table:table-cell table:number-columns-repeated="5"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18"/>
          <table:table-cell table:style-name="ce118" office:value-type="float" office:value="180">
            <text:p>180</text:p>
          </table:table-cell>
          <table:table-cell table:style-name="ce102" table:number-columns-repeated="1007"/>
        </table:table-row>
        <table:table-row table:style-name="ro2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18"/>
          <table:table-cell table:number-columns-repeated="4" table:style-name="ce118" office:value-type="float" office:value="1">
            <text:p>1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18"/>
          <table:table-cell table:style-name="ce118" office:value-type="float" office:value="60">
            <text:p>60</text:p>
          </table:table-cell>
          <table:table-cell table:style-name="ce102" table:number-columns-repeated="1007"/>
        </table:table-row>
        <table:table-row table:style-name="ro2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18"/>
          <table:table-cell table:number-columns-repeated="6" table:style-name="ce118" office:value-type="float" office:value="1">
            <text:p>1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18"/>
          <table:table-cell table:style-name="ce118" office:value-type="float" office:value="120">
            <text:p>120</text:p>
          </table:table-cell>
          <table:table-cell table:style-name="ce102" table:number-columns-repeated="1007"/>
        </table:table-row>
        <table:table-row table:style-name="ro2">
          <table:table-cell table:style-name="ce102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18" table:number-columns-repeated="2"/>
          <table:table-cell table:style-name="ce118" office:value-type="float" office:value="1"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1">
            <text:p>1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18"/>
          <table:table-cell table:style-name="ce118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20" office:value-type="string">
            <text:p>pull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20" office:value-type="string">
            <text:p>magnifying-glass</text:p>
          </table:table-cell>
          <table:table-cell table:number-columns-repeated="1010"/>
        </table:table-row>
        <table:table-row table:style-name="ro2">
          <table:table-cell office:value-type="string">
            <text:p>auger</text:p>
          </table:table-cell>
          <table:table-cell office:value-type="string">
            <text:p>Strength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auger</text:p>
          </table:table-cell>
          <table:table-cell office:value-type="string">
            <text:p>Strength</text:p>
          </table:table-cell>
          <table:table-cell office:value-type="string">
            <text:p>johnn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20" office:value-type="string">
            <text:p>strong-man</text:p>
          </table:table-cell>
          <table:table-cell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53" table:default-cell-style-name="ce4"/>
        <table:table-column table:style-name="co54" table:default-cell-style-name="ce4"/>
        <table:table-column table:style-name="co55" table:number-columns-repeated="2" table:default-cell-style-name="ce59"/>
        <table:table-column table:style-name="co57" table:default-cell-style-name="ce59"/>
        <table:table-column table:style-name="co55" table:default-cell-style-name="ce59"/>
        <table:table-column table:style-name="co58" table:default-cell-style-name="ce4"/>
        <table:table-column table:style-name="co59" table:number-columns-repeated="2" table:default-cell-style-name="ce64"/>
        <table:table-column table:style-name="co55" table:number-columns-repeated="3" table:default-cell-style-name="ce64"/>
        <table:table-column table:style-name="co55" table:default-cell-style-name="ce59"/>
        <table:table-column table:style-name="co37" table:default-cell-style-name="ce64"/>
        <table:table-column table:style-name="co37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55" table:default-cell-style-name="ce4"/>
        <table:table-column table:style-name="co26" table:default-cell-style-name="ce59"/>
        <table:table-column table:style-name="co37" table:default-cell-style-name="ce90"/>
        <table:table-column table:style-name="co61" table:number-columns-repeated="8" table:default-cell-style-name="ce93"/>
        <table:table-column table:style-name="co61" table:number-columns-repeated="8" table:default-cell-style-name="ce95"/>
        <table:table-column table:style-name="co62" table:default-cell-style-name="ce97"/>
        <table:table-column table:style-name="co63" table:default-cell-style-name="ce97"/>
        <table:table-column table:style-name="co33" table:default-cell-style-name="ce97"/>
        <table:table-column table:style-name="co57" table:number-columns-repeated="2" table:default-cell-style-name="ce100"/>
        <table:table-column table:style-name="co63" table:default-cell-style-name="ce97"/>
        <table:table-column table:style-name="co64" table:default-cell-style-name="ce97"/>
        <table:table-column table:style-name="co63" table:default-cell-style-name="ce97"/>
        <table:table-column table:style-name="co35" table:default-cell-style-name="ce97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7" office:value-type="string">
            <text:p>Walks</text:p>
          </table:table-cell>
          <table:table-cell table:style-name="ce62" office:value-type="string">
            <text:p>Walk_Speed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89" office:value-type="string">
            <text:p>Animation_Current</text:p>
          </table:table-cell>
          <table:table-cell table:style-name="ce92" office:value-type="string">
            <text:p>Idle_N</text:p>
          </table:table-cell>
          <table:table-cell table:style-name="ce92" office:value-type="string">
            <text:p>Idle_E</text:p>
          </table:table-cell>
          <table:table-cell table:style-name="ce92" office:value-type="string">
            <text:p>Idle_W</text:p>
          </table:table-cell>
          <table:table-cell table:style-name="ce92" office:value-type="string">
            <text:p>Idle_S</text:p>
          </table:table-cell>
          <table:table-cell table:style-name="ce92" office:value-type="string">
            <text:p>Idle_NE</text:p>
          </table:table-cell>
          <table:table-cell table:style-name="ce92" office:value-type="string">
            <text:p>Idle_NW</text:p>
          </table:table-cell>
          <table:table-cell table:style-name="ce92" office:value-type="string">
            <text:p>Idle_SE</text:p>
          </table:table-cell>
          <table:table-cell table:style-name="ce92" office:value-type="string">
            <text:p>Idle_SW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E</text:p>
          </table:table-cell>
          <table:table-cell table:style-name="ce94" office:value-type="string">
            <text:p>W</text:p>
          </table:table-cell>
          <table:table-cell table:style-name="ce94" office:value-type="string">
            <text:p>S</text:p>
          </table:table-cell>
          <table:table-cell table:style-name="ce94" office:value-type="string">
            <text:p>NE</text:p>
          </table:table-cell>
          <table:table-cell table:style-name="ce94" office:value-type="string">
            <text:p>NW</text:p>
          </table:table-cell>
          <table:table-cell table:style-name="ce94" office:value-type="string">
            <text:p>SE</text:p>
          </table:table-cell>
          <table:table-cell table:style-name="ce94" office:value-type="string">
            <text:p>SW</text:p>
          </table:table-cell>
          <table:table-cell table:style-name="ce96" office:value-type="string">
            <text:p>Cursor_Path</text:p>
          </table:table-cell>
          <table:table-cell table:style-name="ce96" office:value-type="string">
            <text:p>Cursor_Filename</text:p>
          </table:table-cell>
          <table:table-cell table:style-name="ce96" office:value-type="string">
            <text:p>Cursor_Extension</text:p>
          </table:table-cell>
          <table:table-cell table:style-name="ce98" office:value-type="string">
            <text:p>Cursor_Point_X</text:p>
          </table:table-cell>
          <table:table-cell table:style-name="ce98" office:value-type="string">
            <text:p>Cursor_Point_Y</text:p>
          </table:table-cell>
          <table:table-cell table:style-name="ce96" office:value-type="string">
            <text:p>Action_Wheel_Path</text:p>
          </table:table-cell>
          <table:table-cell table:style-name="ce96" office:value-type="string">
            <text:p>Action_Wheel_Filename</text:p>
          </table:table-cell>
          <table:table-cell table:style-name="ce96" office:value-type="string">
            <text:p>Action_Wheel_Extension</text:p>
          </table:table-cell>
          <table:table-cell table:style-name="ce96"/>
          <table:table-cell table:style-name="ce50" table:number-columns-repeated="975"/>
        </table:table-row>
        <table:table-row table:style-name="ro2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45" office:value-type="float" office:value="1">
            <text:p>1</text:p>
          </table:table-cell>
          <table:table-cell table:style-name="ce63" office:value-type="percentage" office:value="1">
            <text:p>100%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99" office:value-type="percentage" office:value="0.02">
            <text:p>2.0%</text:p>
          </table:table-cell>
          <table:table-cell table:style-name="ce99" office:value-type="percentage" office:value="0.03">
            <text:p>3.0%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2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5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4"/>
          <table:table-cell office:value-type="string">
            <text:p>vc_lindsay</text:p>
          </table:table-cell>
          <table:table-cell table:number-columns-repeated="977"/>
        </table:table-row>
        <table:table-row table:style-name="ro2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4"/>
          <table:table-cell office:value-type="percentage" office:value="1.15">
            <text:p>115%</text:p>
          </table:table-cell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4"/>
          <table:table-cell office:value-type="string">
            <text:p>vc_johnny</text:p>
          </table:table-cell>
          <table:table-cell table:number-columns-repeated="977"/>
        </table:table-row>
        <table:table-row table:style-name="ro2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4"/>
          <table:table-cell office:value-type="percentage" office:value="0.9">
            <text:p>90%</text:p>
          </table:table-cell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4"/>
          <table:table-cell office:value-type="string">
            <text:p>vc_sarah</text:p>
          </table:table-cell>
          <table:table-cell table:number-columns-repeated="977"/>
        </table:table-row>
        <table:table-row table:style-name="ro2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2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3"/>
        </table:table-row>
        <table:table-row table:style-name="ro2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2"/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1005"/>
        </table:table-row>
        <table:table-row table:style-name="ro2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6"/>
          <table:table-cell table:style-name="Default"/>
          <table:table-cell table:number-columns-repeated="1002"/>
        </table:table-row>
        <table:table-row table:style-name="ro2" table:number-rows-repeated="1048567">
          <table:table-cell table:number-columns-repeated="1021"/>
        </table:table-row>
        <table:table-row table:style-name="ro2">
          <table:table-cell table:number-columns-repeated="1021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71" table:default-cell-style-name="Default"/>
        <table:table-column table:style-name="co72" table:default-cell-style-name="ce59"/>
        <table:table-column table:style-name="co17" table:default-cell-style-name="ce110"/>
        <table:table-column table:style-name="co73" table:default-cell-style-name="ce110"/>
        <table:table-column table:style-name="co37" table:default-cell-style-name="ce110"/>
        <table:table-column table:style-name="co74" table:default-cell-style-name="ce112"/>
        <table:table-column table:style-name="co75" table:default-cell-style-name="ce112"/>
        <table:table-column table:style-name="co76" table:default-cell-style-name="ce112"/>
        <table:table-column table:style-name="co77" table:default-cell-style-name="ce114"/>
        <table:table-column table:style-name="co78" table:default-cell-style-name="ce114"/>
        <table:table-column table:style-name="co14" table:default-cell-style-name="ce114"/>
        <table:table-column table:style-name="co13" table:number-columns-repeated="2" table:default-cell-style-name="ce64"/>
        <table:table-column table:style-name="co13" table:number-columns-repeated="3" table:default-cell-style-name="Default"/>
        <table:table-column table:style-name="co35" table:default-cell-style-name="ce59"/>
        <table:table-column table:style-name="co13" table:number-columns-repeated="1004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109" office:value-type="string">
            <text:p>Background_Path</text:p>
          </table:table-cell>
          <table:table-cell table:style-name="ce109" office:value-type="string">
            <text:p>Background_Filename</text:p>
          </table:table-cell>
          <table:table-cell table:style-name="ce109" office:value-type="string">
            <text:p>Background_Extension</text:p>
          </table:table-cell>
          <table:table-cell table:style-name="ce111" office:value-type="string">
            <text:p>Foreground_Path</text:p>
          </table:table-cell>
          <table:table-cell table:style-name="ce111" office:value-type="string">
            <text:p>Foreground_Filename</text:p>
          </table:table-cell>
          <table:table-cell table:style-name="ce111" office:value-type="string">
            <text:p>Foreground_Extension</text:p>
          </table:table-cell>
          <table:table-cell table:style-name="ce113" office:value-type="string">
            <text:p>Walkmap_Path</text:p>
          </table:table-cell>
          <table:table-cell table:style-name="ce113" office:value-type="string">
            <text:p>Walkmap_Filename</text:p>
          </table:table-cell>
          <table:table-cell table:style-name="ce113" office:value-type="string">
            <text:p>Walkmap_Extension</text:p>
          </table:table-cell>
          <table:table-cell table:style-name="ce62" office:value-type="string">
            <text:p>Zoom_At_Top</text:p>
          </table:table-cell>
          <table:table-cell table:style-name="ce62" office:value-type="string">
            <text:p>Zoom_At_Bottom</text:p>
          </table:table-cell>
          <table:table-cell table:style-name="ce52" office:value-type="string">
            <text:p>Audio_Path</text:p>
          </table:table-cell>
          <table:table-cell table:style-name="ce52" office:value-type="string">
            <text:p>Audio_Filename</text:p>
          </table:table-cell>
          <table:table-cell table:style-name="ce52" office:value-type="string">
            <text:p>Audio_Extension</text:p>
          </table:table-cell>
          <table:table-cell table:style-name="ce57" office:value-type="string">
            <text:p>Audio_Volume_Db</text:p>
          </table:table-cell>
          <table:table-cell table:style-name="ce52" table:number-columns-repeated="1004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2" office:value-type="string">
            <text:p>audio/</text:p>
          </table:table-cell>
          <table:table-cell table:style-name="ce2"/>
          <table:table-cell table:style-name="ce2" office:value-type="string">
            <text:p>.ogg</text:p>
          </table:table-cell>
          <table:table-cell table:style-name="ce45" office:value-type="float" office:value="-18">
            <text:p>-18</text:p>
          </table:table-cell>
          <table:table-cell table:style-name="ce2" table:number-columns-repeated="1004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Monster-Rally-Island-on-Fire</text:p>
          </table:table-cell>
          <table:table-cell/>
          <table:table-cell office:value-type="float" office:value="-12">
            <text:p>-12</text:p>
          </table:table-cell>
          <table:table-cell table:number-columns-repeated="1004"/>
        </table:table-row>
        <table:table-row table:style-name="ro3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7"/>
          <table:table-cell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3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26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84" table:default-cell-style-name="ce4"/>
        <table:table-column table:style-name="co13" table:default-cell-style-name="ce4"/>
        <table:table-column table:style-name="co79" table:default-cell-style-name="ce4"/>
        <table:table-column table:style-name="co13" table:default-cell-style-name="ce4"/>
        <table:table-column table:style-name="co80" table:default-cell-style-name="ce59"/>
        <table:table-column table:style-name="co81" table:default-cell-style-name="ce59"/>
        <table:table-column table:style-name="co47" table:default-cell-style-name="ce4"/>
        <table:table-column table:style-name="co82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55" table:number-columns-repeated="2" table:default-cell-style-name="ce64"/>
        <table:table-column table:style-name="co23" table:default-cell-style-name="ce64"/>
        <table:table-column table:style-name="co88" table:default-cell-style-name="ce59"/>
        <table:table-column table:style-name="co2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3">
          <table:table-cell table:style-name="ce7" office:value-type="string">
            <text:p>DEFAULT</text:p>
          </table:table-cell>
          <table:table-cell table:style-name="ce7" table:number-columns-repeated="4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9">
            <text:p>90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8">
            <text:p>78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2">
            <text:p>82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95">
            <text:p>9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8">
            <text:p>8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85">
            <text:p>8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75">
            <text:p>75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3">
          <table:table-cell office:value-type="string">
            <text:p>hidequeen</text:p>
          </table:table-cell>
          <table:table-cell table:number-columns-repeated="2"/>
          <table:table-cell office:value-type="string">
            <text:p>Forest</text:p>
          </table:table-cell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%</text:p>
          </table:table-cell>
          <table:table-cell office:value-type="percentage" office:value="0.6">
            <text:p>60%</text:p>
          </table:table-cell>
          <table:table-cell table:number-columns-repeated="1011"/>
        </table:table-row>
        <table:table-row table:style-name="ro2">
          <table:table-cell office:value-type="string">
            <text:p>gem-red</text:p>
          </table:table-cell>
          <table:table-cell table:number-columns-repeated="2"/>
          <table:table-cell office:value-type="string">
            <text:p>Red Gem</text:p>
          </table:table-cell>
          <table:table-cell office:value-type="string">
            <text:p>bedroom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ce115" office:value-type="string">
            <text:p>fire-gem</text:p>
          </table:table-cell>
          <table:table-cell table:number-columns-repeated="1003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84" table:default-cell-style-name="Default"/>
        <table:table-column table:style-name="co95" table:default-cell-style-name="Default"/>
        <table:table-column table:style-name="co13" table:default-cell-style-name="ce59"/>
        <table:table-column table:style-name="co13" table:number-columns-repeated="1021" table:default-cell-style-name="Default"/>
        <table:table-row table:style-name="ro2">
          <table:table-cell table:style-name="ce52" office:value-type="string">
            <text:p>Object_Group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Quantity</text:p>
          </table:table-cell>
          <table:table-cell table:style-name="ce52" table:number-columns-repeated="1021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1023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52" table:number-columns-repeated="1018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1021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1021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1021"/>
        </table:table-row>
        <table:named-expressions/>
      </table:table>
      <table:table table:name="Animations" table:style-name="ta1" table:print="false">
        <table:table-column table:style-name="co47" table:number-columns-repeated="2" table:default-cell-style-name="Default"/>
        <table:table-column table:style-name="co50" table:default-cell-style-name="Default"/>
        <table:table-column table:style-name="co51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3" table:default-cell-style-name="Default"/>
        <table:table-column table:style-name="co49" table:number-columns-repeated="4" table:default-cell-style-name="ce64"/>
        <table:table-column table:style-name="co67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6" table:number-columns-repeated="2" table:default-cell-style-name="ce59"/>
        <table:table-column table:style-name="co23" table:number-columns-repeated="2" table:default-cell-style-name="ce59"/>
        <table:table-column table:style-name="co23" table:default-cell-style-name="Default"/>
        <table:table-column table:style-name="co87" table:default-cell-style-name="Default"/>
        <table:table-column table:style-name="co90" table:default-cell-style-name="Default"/>
        <table:table-column table:style-name="co35" table:default-cell-style-name="Default"/>
        <table:table-column table:style-name="co91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7" table:default-cell-style-name="ce59"/>
        <table:table-column table:style-name="co13" table:number-columns-repeated="1000" table:default-cell-style-name="Default"/>
        <table:table-row table:style-name="ro2">
          <table:table-cell table:style-name="ce125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1000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3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1000"/>
        </table:table-row>
        <table:table-row table:style-name="ro3">
          <table:table-cell office:value-type="string">
            <text:p>inventory</text:p>
          </table:table-cell>
          <table:table-cell table:style-name="ce101" office:value-type="string">
            <text:p>inventory</text:p>
          </table:table-cell>
          <table:table-cell table:style-name="ce102" office:value-type="string">
            <text:p>DEFAULT</text:p>
          </table:table-cell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6" office:value-type="percentage" office:value="0.46">
            <text:p>46.00%</text:p>
          </table:table-cell>
          <table:table-cell table:style-name="ce126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3">
          <table:table-cell office:value-type="string">
            <text:p>savegames</text:p>
          </table:table-cell>
          <table:table-cell table:style-name="ce101" office:value-type="string">
            <text:p>savegames</text:p>
          </table:table-cell>
          <table:table-cell table:style-name="ce102" office:value-type="string">
            <text:p>DEFAULT</text:p>
          </table:table-cell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6" office:value-type="percentage" office:value="0.46">
            <text:p>46.00%</text:p>
          </table:table-cell>
          <table:table-cell table:style-name="ce126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3">
          <table:table-cell office:value-type="string">
            <text:p>portrait</text:p>
          </table:table-cell>
          <table:table-cell table:style-name="ce101" office:value-type="string">
            <text:p>dialogue</text:p>
          </table:table-cell>
          <table:table-cell table:style-name="ce102" office:value-type="string">
            <text:p>DEFAULT</text:p>
          </table:table-cell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6" office:value-type="percentage" office:value="0.11">
            <text:p>11.00%</text:p>
          </table:table-cell>
          <table:table-cell table:style-name="ce126" office:value-type="percentage" office:value="0.85">
            <text:p>85.00%</text:p>
          </table:table-cell>
          <table:table-cell table:number-columns-repeated="1009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3">2020-12-23</text:date>, <text:time>13:1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23T13:14:17.01</dc:date>
    <dc:creator>L S</dc:creator>
    <meta:editing-duration>P3DT1H26M37S</meta:editing-duration>
    <meta:editing-cycles>238</meta:editing-cycles>
    <meta:generator>OpenOffice/4.1.6$Win32 OpenOffice.org_project/416m1$Build-9790</meta:generator>
    <meta:document-statistic meta:table-count="12" meta:cell-count="4689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